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normal" officeooo:rsid="000ae5e1" officeooo:paragraph-rsid="000ae5e1" style:font-name-asian="Times New Roman" style:font-size-asian="12pt" style:font-weight-asian="normal" style:font-name-complex="Times New Roman" style:font-size-complex="12pt" style:font-weight-complex="normal"/>
    </style:style>
    <style:style style:name="P2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normal" officeooo:rsid="000f9df7" officeooo:paragraph-rsid="000f9df7" style:font-name-asian="Times New Roman" style:font-size-asian="12pt" style:font-weight-asian="normal" style:font-name-complex="Times New Roman" style:font-size-complex="12pt" style:font-weight-complex="normal"/>
    </style:style>
    <style:style style:name="P3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bold" officeooo:rsid="000ae5e1" officeooo:paragraph-rsid="000ae5e1" style:font-name-asian="Times New Roman" style:font-size-asian="12pt" style:font-weight-asian="bold" style:font-name-complex="Times New Roman" style:font-size-complex="12pt" style:font-weight-complex="bold"/>
    </style:style>
    <style:style style:name="P4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officeooo:rsid="001047f3" officeooo:paragraph-rsid="001047f3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officeooo:rsid="001660dd" officeooo:paragraph-rsid="001660dd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line-height="100%" fo:text-align="justify" style:justify-single-word="false" style:writing-mode="lr-tb"/>
      <style:text-properties fo:font-weight="normal" officeooo:rsid="001047f3" officeooo:paragraph-rsid="001047f3" style:font-weight-asian="normal" style:font-weight-complex="normal"/>
    </style:style>
    <style:style style:name="P7" style:family="paragraph" style:parent-style-name="Standard">
      <style:paragraph-properties fo:line-height="115%" fo:text-align="justify" style:justify-single-word="false" style:writing-mode="lr-tb"/>
      <style:text-properties fo:font-weight="normal" officeooo:rsid="002b1b44" officeooo:paragraph-rsid="0010f89b" style:font-weight-asian="normal" style:font-weight-complex="normal"/>
    </style:style>
    <style:style style:name="P8" style:family="paragraph" style:parent-style-name="Standard">
      <style:paragraph-properties fo:line-height="115%" fo:text-align="justify" style:justify-single-word="false" style:writing-mode="lr-tb"/>
      <style:text-properties fo:font-weight="normal" officeooo:rsid="002a9e64" officeooo:paragraph-rsid="0010f89b" style:font-weight-asian="normal" style:font-weight-complex="normal"/>
    </style:style>
    <style:style style:name="P9" style:family="paragraph" style:parent-style-name="Standard">
      <style:paragraph-properties fo:line-height="115%" fo:text-align="justify" style:justify-single-word="false" style:writing-mode="lr-tb"/>
      <style:text-properties fo:font-weight="normal" officeooo:rsid="0010f89b" officeooo:paragraph-rsid="0010f89b" style:font-weight-asian="normal" style:font-weight-complex="normal"/>
    </style:style>
    <style:style style:name="P10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paragraph-rsid="000ae5e1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paragraph-rsid="000d5abe" style:font-name-asian="Times New Roman" style:font-size-asian="12pt" style:font-name-complex="Times New Roman" style:font-size-complex="12pt"/>
    </style:style>
    <style:style style:name="P12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paragraph-rsid="000f9df7" style:font-name-asian="Times New Roman" style:font-size-asian="12pt" style:font-name-complex="Times New Roman" style:font-size-complex="12pt"/>
    </style:style>
    <style:style style:name="P13" style:family="paragraph" style:parent-style-name="Standard">
      <style:paragraph-properties fo:line-height="120%" fo:break-before="auto" fo:break-after="auto" style:writing-mode="lr-tb"/>
      <style:text-properties style:font-name="Times New Roman" fo:font-size="12pt" fo:font-weight="normal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192abf"/>
    </style:style>
    <style:style style:name="P15" style:family="paragraph" style:parent-style-name="Standard">
      <style:paragraph-properties fo:line-height="120%" fo:text-align="justify" style:justify-single-word="false" fo:break-before="auto" fo:break-after="auto" style:writing-mode="lr-tb"/>
      <style:text-properties fo:font-weight="normal" officeooo:paragraph-rsid="00192abf" style:font-weight-asian="normal" style:font-weight-complex="normal"/>
    </style:style>
    <style:style style:name="P16" style:family="paragraph" style:parent-style-name="Standard">
      <style:paragraph-properties fo:margin-top="0in" fo:margin-bottom="0in" style:contextual-spacing="false" fo:line-height="115%" fo:text-align="justify" style:justify-single-word="false" fo:break-before="auto" fo:break-after="auto" style:writing-mode="lr-tb"/>
      <style:text-properties fo:font-weight="normal" officeooo:rsid="000ae5e1" officeooo:paragraph-rsid="00192abf" style:font-weight-asian="normal" style:font-weight-complex="normal"/>
    </style:style>
    <style:style style:name="P17" style:family="paragraph" style:parent-style-name="Standard">
      <style:paragraph-properties fo:margin-top="0in" fo:margin-bottom="0in" style:contextual-spacing="false" fo:line-height="115%" fo:text-align="justify" style:justify-single-word="false" style:writing-mode="lr-tb"/>
      <style:text-properties fo:font-weight="normal" officeooo:rsid="000ae5e1" officeooo:paragraph-rsid="000c2ee5" style:font-weight-asian="normal" style:font-weight-complex="normal"/>
    </style:style>
    <style:style style:name="P18" style:family="paragraph" style:parent-style-name="Standard">
      <style:paragraph-properties fo:margin-top="0in" fo:margin-bottom="0in" style:contextual-spacing="false" fo:line-height="115%" fo:text-align="justify" style:justify-single-word="false" style:writing-mode="lr-tb"/>
      <style:text-properties fo:font-weight="normal" officeooo:rsid="000ae5e1" officeooo:paragraph-rsid="00192abf" style:font-weight-asian="normal" style:font-weight-complex="normal"/>
    </style:style>
    <style:style style:name="P19" style:family="paragraph" style:parent-style-name="Standard">
      <style:paragraph-properties fo:margin-left="0in" fo:margin-right="0in" fo:line-height="120%" fo:text-align="justify" style:justify-single-word="false" fo:text-indent="0in" style:auto-text-indent="false" fo:break-before="auto" fo:break-after="auto" style:writing-mode="lr-tb"/>
      <style:text-properties fo:font-weight="normal" officeooo:paragraph-rsid="00192abf" style:font-weight-asian="normal" style:font-weight-complex="normal"/>
    </style:style>
    <style:style style:name="P20" style:family="paragraph" style:parent-style-name="Standard">
      <style:paragraph-properties fo:margin-left="0.5in" fo:margin-right="0in" fo:line-height="120%" fo:text-indent="0in" style:auto-text-indent="false" fo:break-before="auto" fo:break-after="auto" style:writing-mode="lr-tb"/>
      <style:text-properties style:font-name="Times New Roman" fo:font-size="12pt" fo:font-weight="normal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21" style:family="paragraph" style:parent-style-name="Text_20_body">
      <style:paragraph-properties fo:line-height="100%"/>
      <style:text-properties fo:font-weight="bold" officeooo:rsid="000ae5e1" officeooo:paragraph-rsid="000ae5e1" style:font-weight-asian="bold" style:font-weight-complex="bold"/>
    </style:style>
    <style:style style:name="P22" style:family="paragraph" style:parent-style-name="Text_20_body">
      <style:paragraph-properties fo:line-height="100%"/>
      <style:text-properties fo:font-weight="bold" officeooo:rsid="000ae5e1" officeooo:paragraph-rsid="001660dd" style:font-weight-asian="bold" style:font-weight-complex="bold"/>
    </style:style>
    <style:style style:name="P23" style:family="paragraph" style:parent-style-name="Text_20_body">
      <style:paragraph-properties fo:line-height="100%"/>
      <style:text-properties fo:font-weight="bold" officeooo:rsid="000ae5e1" officeooo:paragraph-rsid="00192abf" style:font-weight-asian="bold" style:font-weight-complex="bold"/>
    </style:style>
    <style:style style:name="P24" style:family="paragraph" style:parent-style-name="Text_20_body">
      <style:paragraph-properties fo:line-height="100%"/>
      <style:text-properties fo:font-weight="bold" officeooo:rsid="0010f89b" officeooo:paragraph-rsid="0010f89b" style:font-weight-asian="bold" style:font-weight-complex="bold"/>
    </style:style>
    <style:style style:name="P25" style:family="paragraph" style:parent-style-name="Text_20_body">
      <style:paragraph-properties fo:line-height="100%"/>
      <style:text-properties fo:font-weight="bold" officeooo:rsid="0010f89b" officeooo:paragraph-rsid="001660dd" style:font-weight-asian="bold" style:font-weight-complex="bold"/>
    </style:style>
    <style:style style:name="P26" style:family="paragraph" style:parent-style-name="Text_20_body">
      <style:paragraph-properties fo:line-height="100%"/>
      <style:text-properties fo:font-weight="normal" officeooo:paragraph-rsid="000ae5e1" style:font-weight-asian="normal" style:font-weight-complex="normal"/>
    </style:style>
    <style:style style:name="P27" style:family="paragraph" style:parent-style-name="Text_20_body">
      <style:paragraph-properties fo:line-height="100%"/>
      <style:text-properties fo:font-weight="normal" officeooo:paragraph-rsid="0010f89b" style:font-weight-asian="normal" style:font-weight-complex="normal"/>
    </style:style>
    <style:style style:name="P28" style:family="paragraph" style:parent-style-name="Text_20_body">
      <style:paragraph-properties fo:line-height="100%"/>
      <style:text-properties fo:font-weight="normal" officeooo:rsid="000ae5e1" officeooo:paragraph-rsid="0010f89b" style:font-weight-asian="normal" style:font-weight-complex="normal"/>
    </style:style>
    <style:style style:name="P29" style:family="paragraph" style:parent-style-name="Text_20_body">
      <style:paragraph-properties fo:line-height="100%"/>
      <style:text-properties fo:font-weight="normal" officeooo:rsid="0010f89b" officeooo:paragraph-rsid="0010f89b" style:font-weight-asian="normal" style:font-weight-complex="normal"/>
    </style:style>
    <style:style style:name="P30" style:family="paragraph" style:parent-style-name="Text_20_body">
      <style:paragraph-properties fo:line-height="100%"/>
      <style:text-properties fo:font-weight="normal" officeooo:rsid="0012d99e" officeooo:paragraph-rsid="0012d99e" style:font-weight-asian="normal" style:font-weight-complex="normal"/>
    </style:style>
    <style:style style:name="P31" style:family="paragraph" style:parent-style-name="Text_20_body">
      <style:paragraph-properties fo:line-height="100%"/>
      <style:text-properties fo:font-weight="normal" officeooo:rsid="001872f3" officeooo:paragraph-rsid="001872f3" style:font-weight-asian="normal" style:font-weight-complex="normal"/>
    </style:style>
    <style:style style:name="P32" style:family="paragraph" style:parent-style-name="Text_20_body">
      <style:paragraph-properties fo:line-height="100%"/>
      <style:text-properties fo:font-weight="normal" officeooo:rsid="0015d047" officeooo:paragraph-rsid="001872f3" style:font-weight-asian="normal" style:font-weight-complex="normal"/>
    </style:style>
    <style:style style:name="P33" style:family="paragraph" style:parent-style-name="Standard" style:list-style-name="L3"/>
    <style:style style:name="P34" style:family="paragraph" style:parent-style-name="Standard" style:list-style-name="L3">
      <style:text-properties officeooo:rsid="000ae5e1"/>
    </style:style>
    <style:style style:name="P35" style:family="paragraph" style:parent-style-name="Standard" style:list-style-name="L2"/>
    <style:style style:name="P36" style:family="paragraph" style:parent-style-name="Standard">
      <style:text-properties style:text-underline-style="solid" style:text-underline-width="auto" style:text-underline-color="font-color"/>
    </style:style>
    <style:style style:name="P37" style:family="paragraph" style:parent-style-name="Standard">
      <style:text-properties fo:font-weight="bold" style:font-weight-asian="bold" style:font-weight-complex="bold"/>
    </style:style>
    <style:style style:name="P38" style:family="paragraph" style:parent-style-name="Standard">
      <style:text-properties officeooo:paragraph-rsid="001b94c3"/>
    </style:style>
    <style:style style:name="P39" style:family="paragraph" style:parent-style-name="Standard" style:list-style-name="L3">
      <style:paragraph-properties fo:margin-top="0in" fo:margin-bottom="0in" style:contextual-spacing="false" fo:line-height="115%" fo:text-align="justify" style:justify-single-word="false" style:writing-mode="lr-tb"/>
      <style:text-properties fo:font-weight="normal" officeooo:rsid="001660dd" officeooo:paragraph-rsid="001660dd" style:font-weight-asian="normal" style:font-weight-complex="normal"/>
    </style:style>
    <style:style style:name="P40" style:family="paragraph" style:parent-style-name="Standard" style:list-style-name="L3">
      <style:paragraph-properties fo:margin-top="0in" fo:margin-bottom="0in" style:contextual-spacing="false" fo:line-height="115%" fo:text-align="justify" style:justify-single-word="false" style:writing-mode="lr-tb"/>
      <style:text-properties fo:font-weight="normal" officeooo:rsid="001660dd" officeooo:paragraph-rsid="001b94c3" style:font-weight-asian="normal" style:font-weight-complex="normal"/>
    </style:style>
    <style:style style:name="P41" style:family="paragraph" style:parent-style-name="Standard" style:list-style-name="L3">
      <style:paragraph-properties fo:margin-top="0in" fo:margin-bottom="0in" style:contextual-spacing="false" fo:line-height="115%" fo:text-align="justify" style:justify-single-word="false" style:writing-mode="lr-tb"/>
      <style:text-properties fo:font-weight="normal" officeooo:rsid="0015d047" officeooo:paragraph-rsid="001660dd" style:font-weight-asian="normal" style:font-weight-complex="normal"/>
    </style:style>
    <style:style style:name="P42" style:family="paragraph" style:parent-style-name="Standard" style:list-style-name="LS12">
      <style:paragraph-properties fo:margin-top="0in" fo:margin-bottom="0in" style:contextual-spacing="false" fo:line-height="120%" style:writing-mode="lr-tb"/>
      <style:text-properties style:font-name="Times New Roman" fo:font-size="12pt" fo:font-weight="normal" officeooo:rsid="000ae5e1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43" style:family="paragraph" style:parent-style-name="Standard" style:list-style-name="L4">
      <style:paragraph-properties fo:margin-top="0in" fo:margin-bottom="0in" style:contextual-spacing="false" fo:line-height="120%" style:writing-mode="lr-tb"/>
      <style:text-properties style:font-name="Times New Roman" fo:font-size="12pt" fo:font-weight="normal" officeooo:rsid="000ae5e1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44" style:family="paragraph" style:parent-style-name="Standard" style:list-style-name="L5">
      <style:paragraph-properties fo:margin-top="0in" fo:margin-bottom="0in" style:contextual-spacing="false" fo:line-height="120%" style:writing-mode="lr-tb"/>
      <style:text-properties style:font-name="Times New Roman" fo:font-size="12pt" fo:font-weight="normal" officeooo:rsid="000ae5e1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45" style:family="paragraph" style:parent-style-name="Standard" style:list-style-name="L6">
      <style:paragraph-properties fo:margin-top="0in" fo:margin-bottom="0in" style:contextual-spacing="false" fo:line-height="120%" style:writing-mode="lr-tb"/>
      <style:text-properties style:font-name="Times New Roman" fo:font-size="12pt" fo:font-weight="normal" officeooo:rsid="000ae5e1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46" style:family="paragraph" style:parent-style-name="Standard" style:list-style-name="LS12">
      <style:paragraph-properties fo:margin-top="0in" fo:margin-bottom="0in" style:contextual-spacing="false" fo:line-height="120%" style:writing-mode="lr-tb"/>
      <style:text-properties style:font-name="Times New Roman" fo:font-size="12pt" fo:font-weight="normal" officeooo:rsid="00192abf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47" style:family="paragraph" style:parent-style-name="Standard" style:list-style-name="L4">
      <style:paragraph-properties fo:margin-top="0in" fo:margin-bottom="0in" style:contextual-spacing="false" fo:line-height="120%" style:writing-mode="lr-tb"/>
      <style:text-properties style:font-name="Times New Roman" fo:font-size="12pt" fo:font-weight="normal" officeooo:rsid="00192abf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48" style:family="paragraph" style:parent-style-name="Standard" style:list-style-name="L5">
      <style:paragraph-properties fo:margin-top="0in" fo:margin-bottom="0in" style:contextual-spacing="false" fo:line-height="120%" style:writing-mode="lr-tb"/>
      <style:text-properties style:font-name="Times New Roman" fo:font-size="12pt" fo:font-weight="normal" officeooo:rsid="00192abf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49" style:family="paragraph" style:parent-style-name="Standard" style:list-style-name="L6">
      <style:paragraph-properties fo:margin-top="0in" fo:margin-bottom="0in" style:contextual-spacing="false" fo:line-height="120%" style:writing-mode="lr-tb"/>
      <style:text-properties style:font-name="Times New Roman" fo:font-size="12pt" fo:font-weight="normal" officeooo:rsid="00192abf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50" style:family="paragraph" style:parent-style-name="Standard" style:list-style-name="LS12">
      <style:paragraph-properties fo:margin-top="0in" fo:margin-bottom="0in" style:contextual-spacing="false" fo:line-height="120%" fo:break-before="auto" fo:break-after="auto" style:writing-mode="lr-tb"/>
      <style:text-properties style:font-name="Times New Roman" fo:font-size="12pt" fo:font-weight="normal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51" style:family="paragraph" style:parent-style-name="Standard" style:list-style-name="L4">
      <style:paragraph-properties fo:margin-top="0in" fo:margin-bottom="0in" style:contextual-spacing="false" fo:line-height="120%" fo:break-before="auto" fo:break-after="auto" style:writing-mode="lr-tb"/>
      <style:text-properties style:font-name="Times New Roman" fo:font-size="12pt" fo:font-weight="normal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52" style:family="paragraph" style:parent-style-name="Standard" style:list-style-name="L5">
      <style:paragraph-properties fo:margin-top="0in" fo:margin-bottom="0in" style:contextual-spacing="false" fo:line-height="120%" fo:break-before="auto" fo:break-after="auto" style:writing-mode="lr-tb"/>
      <style:text-properties style:font-name="Times New Roman" fo:font-size="12pt" fo:font-weight="normal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53" style:family="paragraph" style:parent-style-name="Standard" style:list-style-name="L6">
      <style:paragraph-properties fo:margin-top="0in" fo:margin-bottom="0in" style:contextual-spacing="false" fo:line-height="120%" fo:break-before="auto" fo:break-after="auto" style:writing-mode="lr-tb"/>
      <style:text-properties style:font-name="Times New Roman" fo:font-size="12pt" fo:font-weight="normal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54" style:family="paragraph" style:parent-style-name="Standard">
      <style:paragraph-properties fo:line-height="120%" fo:text-align="justify" style:justify-single-word="false" fo:break-before="auto" fo:break-after="auto" style:writing-mode="lr-tb"/>
      <style:text-properties style:font-name="Times New Roman" fo:font-size="12pt" fo:font-weight="normal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55" style:family="paragraph" style:parent-style-name="Standard" style:list-style-name="L5">
      <style:paragraph-properties fo:line-height="120%" fo:break-before="auto" fo:break-after="auto" style:writing-mode="lr-tb"/>
      <style:text-properties style:font-name="Times New Roman" fo:font-size="12pt" fo:font-weight="normal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56" style:family="paragraph" style:parent-style-name="Standard" style:list-style-name="L7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rsid="000f9df7" officeooo:paragraph-rsid="000f9df7" style:font-name-asian="Times New Roman" style:font-size-asian="12pt" style:font-name-complex="Times New Roman" style:font-size-complex="12pt"/>
    </style:style>
    <style:style style:name="P57" style:family="paragraph" style:parent-style-name="Standard" style:list-style-name="L7">
      <style:paragraph-properties fo:line-height="100%" fo:text-align="justify" style:justify-single-word="false" fo:break-before="auto" fo:break-after="auto" style:writing-mode="lr-tb"/>
      <style:text-properties style:font-name="Times New Roman" fo:font-size="12pt" officeooo:paragraph-rsid="000ae5e1" style:font-name-asian="Times New Roman" style:font-size-asian="12pt" style:font-name-complex="Times New Roman" style:font-size-complex="12pt"/>
    </style:style>
    <style:style style:name="P58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183884"/>
    </style:style>
    <style:style style:name="P59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1b94c3"/>
    </style:style>
    <style:style style:name="P60" style:family="paragraph" style:parent-style-name="Standard">
      <style:paragraph-properties fo:margin-left="0in" fo:margin-right="0in" fo:line-height="120%" fo:text-align="justify" style:justify-single-word="false" fo:text-indent="0in" style:auto-text-indent="false" fo:break-before="auto" fo:break-after="auto" style:writing-mode="lr-tb"/>
      <style:text-properties style:font-name="Times New Roman" fo:font-size="12pt" fo:font-weight="normal" officeooo:paragraph-rsid="00192abf" style:font-name-asian="Times New Roman" style:font-size-asian="12pt" style:font-weight-asian="normal" style:font-name-complex="Times New Roman" style:font-size-complex="12pt" style:font-weight-complex="normal"/>
    </style:style>
    <style:style style:name="P61" style:family="paragraph" style:parent-style-name="Standard" style:list-style-name="L7">
      <style:paragraph-properties fo:line-height="100%" fo:text-align="justify" style:justify-single-word="false" style:writing-mode="lr-tb"/>
      <style:text-properties style:font-name="Times New Roman" fo:font-size="12pt" fo:font-weight="normal" officeooo:rsid="000ae5e1" officeooo:paragraph-rsid="000c2ee5" style:font-name-asian="Times New Roman" style:font-size-asian="12pt" style:font-weight-asian="normal" style:font-name-complex="Times New Roman" style:font-size-complex="12pt" style:font-weight-complex="normal"/>
    </style:style>
    <style:style style:name="P62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normal" officeooo:rsid="000ae5e1" officeooo:paragraph-rsid="000ae5e1" style:font-name-asian="Times New Roman" style:font-size-asian="12pt" style:font-weight-asian="normal" style:font-name-complex="Times New Roman" style:font-size-complex="12pt" style:font-weight-complex="normal"/>
    </style:style>
    <style:style style:name="P63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normal" officeooo:rsid="000ae5e1" officeooo:paragraph-rsid="00183884" style:font-name-asian="Times New Roman" style:font-size-asian="12pt" style:font-weight-asian="normal" style:font-name-complex="Times New Roman" style:font-size-complex="12pt" style:font-weight-complex="normal"/>
    </style:style>
    <style:style style:name="P64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fo:font-weight="normal" officeooo:rsid="000ae5e1" officeooo:paragraph-rsid="001b94c3" style:font-name-asian="Times New Roman" style:font-size-asian="12pt" style:font-weight-asian="normal" style:font-name-complex="Times New Roman" style:font-size-complex="12pt" style:font-weight-complex="normal"/>
    </style:style>
    <style:style style:name="P65" style:family="paragraph" style:parent-style-name="Standard" style:list-style-name="L7">
      <style:paragraph-properties fo:line-height="100%" fo:text-align="justify" style:justify-single-word="false" style:writing-mode="lr-tb"/>
      <style:text-properties style:font-name="Times New Roman" fo:font-size="12pt" fo:font-weight="normal" officeooo:rsid="000f9df7" officeooo:paragraph-rsid="000d5abe" style:font-name-asian="Times New Roman" style:font-size-asian="12pt" style:font-weight-asian="normal" style:font-name-complex="Times New Roman" style:font-size-complex="12pt" style:font-weight-complex="normal"/>
    </style:style>
    <style:style style:name="P66" style:family="paragraph" style:parent-style-name="Standard" style:list-style-name="L7">
      <style:paragraph-properties fo:line-height="100%" fo:text-align="justify" style:justify-single-word="false" style:writing-mode="lr-tb"/>
      <style:text-properties style:font-name="Times New Roman" fo:font-size="12pt" fo:font-weight="normal" officeooo:rsid="000f9df7" officeooo:paragraph-rsid="000f9df7" style:font-name-asian="Times New Roman" style:font-size-asian="12pt" style:font-weight-asian="normal" style:font-name-complex="Times New Roman" style:font-size-complex="12pt" style:font-weight-complex="normal"/>
    </style:style>
    <style:style style:name="P67" style:family="paragraph" style:parent-style-name="Standard" style:list-style-name="L7">
      <style:paragraph-properties fo:line-height="100%" fo:text-align="justify" style:justify-single-word="false" style:writing-mode="lr-tb"/>
      <style:text-properties style:font-name="Times New Roman" fo:font-size="12pt" fo:font-weight="normal" officeooo:rsid="000c2ee5" officeooo:paragraph-rsid="000c2ee5" style:font-name-asian="Times New Roman" style:font-size-asian="12pt" style:font-weight-asian="normal" style:font-name-complex="Times New Roman" style:font-size-complex="12pt" style:font-weight-complex="normal"/>
    </style:style>
    <style:style style:name="P68" style:family="paragraph" style:parent-style-name="Standard">
      <style:paragraph-properties fo:line-height="115%" fo:text-align="justify" style:justify-single-word="false" style:writing-mode="lr-tb"/>
      <style:text-properties style:font-name="Times New Roman" fo:font-size="12pt" fo:font-weight="normal" officeooo:rsid="00183884" officeooo:paragraph-rsid="00183884" style:font-name-asian="Times New Roman" style:font-size-asian="12pt" style:font-weight-asian="normal" style:font-name-complex="Times New Roman" style:font-size-complex="12pt" style:font-weight-complex="normal"/>
    </style:style>
    <style:style style:name="P69" style:family="paragraph" style:parent-style-name="Standard">
      <style:paragraph-properties fo:line-height="115%" fo:text-align="justify" style:justify-single-word="false" style:writing-mode="lr-tb"/>
      <style:text-properties style:font-name="Times New Roman" fo:font-size="12pt" fo:font-weight="normal" officeooo:rsid="00183884" officeooo:paragraph-rsid="001b94c3" style:font-name-asian="Times New Roman" style:font-size-asian="12pt" style:font-weight-asian="normal" style:font-name-complex="Times New Roman" style:font-size-complex="12pt" style:font-weight-complex="normal"/>
    </style:style>
    <style:style style:name="P70" style:family="paragraph" style:parent-style-name="Standard">
      <style:paragraph-properties fo:line-height="100%" fo:text-align="justify" style:justify-single-word="false" style:writing-mode="lr-tb"/>
      <style:text-properties style:font-name="Times New Roman" fo:font-size="12pt" officeooo:rsid="001660dd" officeooo:paragraph-rsid="000f9df7" style:font-name-asian="Times New Roman" style:font-size-asian="12pt" style:font-name-complex="Times New Roman" style:font-size-complex="12pt"/>
    </style:style>
    <style:style style:name="P71" style:family="paragraph" style:parent-style-name="Standard" style:list-style-name="L3">
      <style:paragraph-properties fo:line-height="115%" fo:text-align="justify" style:justify-single-word="false" style:writing-mode="lr-tb"/>
      <style:text-properties fo:font-weight="normal" officeooo:rsid="00391183" officeooo:paragraph-rsid="001b71df" style:font-weight-asian="normal" style:font-weight-complex="normal"/>
    </style:style>
    <style:style style:name="P72" style:family="paragraph" style:parent-style-name="Standard" style:list-style-name="L3">
      <style:paragraph-properties fo:line-height="115%" fo:text-align="justify" style:justify-single-word="false" style:writing-mode="lr-tb"/>
      <style:text-properties fo:font-weight="normal" officeooo:rsid="001d0ba6" officeooo:paragraph-rsid="001b71df" style:font-weight-asian="normal" style:font-weight-complex="normal"/>
    </style:style>
    <style:style style:name="P73" style:family="paragraph" style:parent-style-name="Standard" style:list-style-name="L3">
      <style:paragraph-properties fo:line-height="115%" fo:text-align="justify" style:justify-single-word="false" style:writing-mode="lr-tb"/>
      <style:text-properties fo:font-weight="normal" officeooo:rsid="001d320c" officeooo:paragraph-rsid="001b71df" style:font-weight-asian="normal" style:font-weight-complex="normal"/>
    </style:style>
    <style:style style:name="P74" style:family="paragraph" style:parent-style-name="Standard">
      <style:paragraph-properties fo:line-height="115%" fo:text-align="justify" style:justify-single-word="false" style:writing-mode="lr-tb"/>
      <style:text-properties fo:font-weight="normal" officeooo:rsid="000ae5e1" officeooo:paragraph-rsid="00192abf" style:font-weight-asian="normal" style:font-weight-complex="normal"/>
    </style:style>
    <style:style style:name="P75" style:family="paragraph" style:parent-style-name="Standard">
      <style:paragraph-properties fo:line-height="115%" fo:text-align="justify" style:justify-single-word="false" style:writing-mode="lr-tb"/>
      <style:text-properties fo:font-weight="normal" officeooo:rsid="00507565" officeooo:paragraph-rsid="001b71df" style:font-weight-asian="normal" style:font-weight-complex="normal"/>
    </style:style>
    <style:style style:name="P76" style:family="paragraph" style:parent-style-name="Standard">
      <style:paragraph-properties fo:line-height="115%" fo:text-align="justify" style:justify-single-word="false" style:writing-mode="lr-tb"/>
      <style:text-properties fo:font-weight="normal" officeooo:rsid="001ece13" officeooo:paragraph-rsid="001b71df" style:font-weight-asian="normal" style:font-weight-complex="normal"/>
    </style:style>
    <style:style style:name="P77" style:family="paragraph" style:parent-style-name="Standard">
      <style:paragraph-properties fo:line-height="115%" fo:text-align="justify" style:justify-single-word="false" style:writing-mode="lr-tb"/>
      <style:text-properties fo:font-weight="normal" officeooo:rsid="00203fe8" officeooo:paragraph-rsid="001b71df" style:font-weight-asian="normal" style:font-weight-complex="normal"/>
    </style:style>
    <style:style style:name="P78" style:family="paragraph" style:parent-style-name="Standard" style:list-style-name="L9">
      <style:paragraph-properties fo:line-height="115%" fo:text-align="justify" style:justify-single-word="false" style:writing-mode="lr-tb"/>
      <style:text-properties fo:font-weight="normal" officeooo:rsid="0021d9b6" officeooo:paragraph-rsid="001b71df" style:font-weight-asian="normal" style:font-weight-complex="normal"/>
    </style:style>
    <style:style style:name="P79" style:family="paragraph" style:parent-style-name="Standard" style:list-style-name="L9">
      <style:paragraph-properties fo:line-height="115%" fo:text-align="justify" style:justify-single-word="false" style:writing-mode="lr-tb"/>
      <style:text-properties fo:font-weight="normal" officeooo:rsid="002235ec" officeooo:paragraph-rsid="001b71df" style:font-weight-asian="normal" style:font-weight-complex="normal"/>
    </style:style>
    <style:style style:name="P80" style:family="paragraph" style:parent-style-name="Standard">
      <style:paragraph-properties fo:line-height="115%" fo:text-align="justify" style:justify-single-word="false" style:writing-mode="lr-tb"/>
      <style:text-properties fo:font-weight="normal" officeooo:rsid="003dfdbb" officeooo:paragraph-rsid="001b71df" style:font-weight-asian="normal" style:font-weight-complex="normal"/>
    </style:style>
    <style:style style:name="P81" style:family="paragraph" style:parent-style-name="Standard" style:list-style-name="L14">
      <style:paragraph-properties fo:line-height="115%" fo:text-align="justify" style:justify-single-word="false" style:writing-mode="lr-tb"/>
      <style:text-properties fo:font-weight="normal" officeooo:rsid="003fb429" officeooo:paragraph-rsid="001b71df" style:font-weight-asian="normal" style:font-weight-complex="normal"/>
    </style:style>
    <style:style style:name="P82" style:family="paragraph" style:parent-style-name="Standard">
      <style:paragraph-properties fo:line-height="115%" fo:text-align="justify" style:justify-single-word="false" style:writing-mode="lr-tb"/>
      <style:text-properties fo:font-weight="normal" officeooo:rsid="003fb429" officeooo:paragraph-rsid="001b71df" style:font-weight-asian="normal" style:font-weight-complex="normal"/>
    </style:style>
    <style:style style:name="P83" style:family="paragraph" style:parent-style-name="Standard">
      <style:paragraph-properties fo:line-height="115%" fo:text-align="justify" style:justify-single-word="false" style:writing-mode="lr-tb"/>
      <style:text-properties fo:font-weight="normal" officeooo:rsid="003ffeee" officeooo:paragraph-rsid="001b71df" style:font-weight-asian="normal" style:font-weight-complex="normal"/>
    </style:style>
    <style:style style:name="P84" style:family="paragraph" style:parent-style-name="Standard">
      <style:paragraph-properties fo:line-height="115%" fo:text-align="justify" style:justify-single-word="false" style:writing-mode="lr-tb"/>
      <style:text-properties fo:font-weight="normal" officeooo:rsid="004124a3" officeooo:paragraph-rsid="001b71df" style:font-weight-asian="normal" style:font-weight-complex="normal"/>
    </style:style>
    <style:style style:name="P85" style:family="paragraph" style:parent-style-name="Standard" style:list-style-name="L15">
      <style:paragraph-properties fo:line-height="115%" fo:text-align="justify" style:justify-single-word="false" style:writing-mode="lr-tb"/>
      <style:text-properties fo:font-weight="normal" officeooo:rsid="00422a63" officeooo:paragraph-rsid="001b71df" style:font-weight-asian="normal" style:font-weight-complex="normal"/>
    </style:style>
    <style:style style:name="P86" style:family="paragraph" style:parent-style-name="Standard" style:list-style-name="L15">
      <style:paragraph-properties fo:line-height="115%" fo:text-align="justify" style:justify-single-word="false" style:writing-mode="lr-tb"/>
      <style:text-properties fo:font-weight="normal" officeooo:rsid="00440e49" officeooo:paragraph-rsid="001b71df" style:font-weight-asian="normal" style:font-weight-complex="normal"/>
    </style:style>
    <style:style style:name="P87" style:family="paragraph" style:parent-style-name="Standard">
      <style:paragraph-properties fo:line-height="115%" fo:text-align="justify" style:justify-single-word="false" style:writing-mode="lr-tb"/>
      <style:text-properties fo:font-weight="normal" officeooo:rsid="0045e43a" officeooo:paragraph-rsid="001b71df" style:font-weight-asian="normal" style:font-weight-complex="normal"/>
    </style:style>
    <style:style style:name="P88" style:family="paragraph" style:parent-style-name="Standard" style:list-style-name="L16">
      <style:paragraph-properties fo:line-height="115%" fo:text-align="justify" style:justify-single-word="false" style:writing-mode="lr-tb"/>
      <style:text-properties fo:font-weight="normal" officeooo:rsid="0019ae7b" officeooo:paragraph-rsid="001b71df" style:font-weight-asian="normal" style:font-weight-complex="normal"/>
    </style:style>
    <style:style style:name="P89" style:family="paragraph" style:parent-style-name="Standard" style:list-style-name="L16">
      <style:paragraph-properties fo:line-height="115%" fo:text-align="justify" style:justify-single-word="false" style:writing-mode="lr-tb"/>
      <style:text-properties fo:font-weight="normal" officeooo:rsid="0047a8c4" officeooo:paragraph-rsid="001b71df" style:font-weight-asian="normal" style:font-weight-complex="normal"/>
    </style:style>
    <style:style style:name="P90" style:family="paragraph" style:parent-style-name="Standard" style:list-style-name="L16">
      <style:paragraph-properties fo:line-height="115%" fo:text-align="justify" style:justify-single-word="false" style:writing-mode="lr-tb"/>
      <style:text-properties fo:font-weight="normal" officeooo:rsid="0049ea80" officeooo:paragraph-rsid="001b71df" style:font-weight-asian="normal" style:font-weight-complex="normal"/>
    </style:style>
    <style:style style:name="P91" style:family="paragraph" style:parent-style-name="Standard">
      <style:paragraph-properties fo:line-height="115%" fo:text-align="justify" style:justify-single-word="false" style:writing-mode="lr-tb"/>
      <style:text-properties fo:font-weight="normal" officeooo:rsid="0049ea80" officeooo:paragraph-rsid="001b71df" style:font-weight-asian="normal" style:font-weight-complex="normal"/>
    </style:style>
    <style:style style:name="P92" style:family="paragraph" style:parent-style-name="Standard">
      <style:paragraph-properties fo:line-height="115%" fo:text-align="justify" style:justify-single-word="false" style:writing-mode="lr-tb"/>
      <style:text-properties fo:font-weight="normal" officeooo:rsid="004ee0c3" officeooo:paragraph-rsid="001b71df" style:font-weight-asian="normal" style:font-weight-complex="normal"/>
    </style:style>
    <style:style style:name="P93" style:family="paragraph" style:parent-style-name="Standard" style:list-style-name="L17">
      <style:paragraph-properties fo:line-height="115%" fo:text-align="justify" style:justify-single-word="false" style:writing-mode="lr-tb"/>
      <style:text-properties fo:font-weight="normal" officeooo:rsid="0050805b" officeooo:paragraph-rsid="001b71df" style:font-weight-asian="normal" style:font-weight-complex="normal"/>
    </style:style>
    <style:style style:name="P94" style:family="paragraph" style:parent-style-name="Standard" style:list-style-name="L17">
      <style:paragraph-properties fo:line-height="115%" fo:text-align="justify" style:justify-single-word="false" style:writing-mode="lr-tb"/>
      <style:text-properties fo:font-weight="normal" officeooo:rsid="005099d8" officeooo:paragraph-rsid="001b71df" style:font-weight-asian="normal" style:font-weight-complex="normal"/>
    </style:style>
    <style:style style:name="P95" style:family="paragraph" style:parent-style-name="Standard" style:list-style-name="L17">
      <style:paragraph-properties fo:line-height="115%" fo:text-align="justify" style:justify-single-word="false" style:writing-mode="lr-tb"/>
      <style:text-properties fo:font-weight="normal" officeooo:rsid="00526450" officeooo:paragraph-rsid="001b71df" style:font-weight-asian="normal" style:font-weight-complex="normal"/>
    </style:style>
    <style:style style:name="P96" style:family="paragraph" style:parent-style-name="Standard">
      <style:paragraph-properties fo:line-height="115%" fo:text-align="justify" style:justify-single-word="false" style:writing-mode="lr-tb"/>
      <style:text-properties fo:font-weight="normal" officeooo:rsid="00183884" officeooo:paragraph-rsid="001b94c3" style:font-weight-asian="normal" style:font-weight-complex="normal"/>
    </style:style>
    <style:style style:name="P97" style:family="paragraph" style:parent-style-name="Standard">
      <style:paragraph-properties fo:line-height="115%" fo:text-align="justify" style:justify-single-word="false" style:writing-mode="lr-tb"/>
      <style:text-properties fo:font-weight="normal" officeooo:rsid="0012d99e" officeooo:paragraph-rsid="00183884" style:font-weight-asian="normal" style:font-weight-complex="normal"/>
    </style:style>
    <style:style style:name="P98" style:family="paragraph" style:parent-style-name="Standard">
      <style:paragraph-properties fo:line-height="115%" fo:text-align="justify" style:justify-single-word="false" style:writing-mode="lr-tb"/>
      <style:text-properties fo:font-weight="normal" officeooo:rsid="002a9e64" officeooo:paragraph-rsid="001b94c3" style:font-weight-asian="normal" style:font-weight-complex="normal"/>
    </style:style>
    <style:style style:name="P99" style:family="paragraph" style:parent-style-name="Standard">
      <style:paragraph-properties fo:line-height="115%" fo:text-align="justify" style:justify-single-word="false" style:writing-mode="lr-tb"/>
      <style:text-properties fo:font-weight="normal" officeooo:rsid="0010f89b" officeooo:paragraph-rsid="001b94c3" style:font-weight-asian="normal" style:font-weight-complex="normal"/>
    </style:style>
    <style:style style:name="P100" style:family="paragraph" style:parent-style-name="Standard">
      <style:paragraph-properties fo:line-height="115%" fo:text-align="justify" style:justify-single-word="false" style:writing-mode="lr-tb"/>
      <style:text-properties fo:font-weight="normal" officeooo:rsid="002b1b44" officeooo:paragraph-rsid="001b94c3" style:font-weight-asian="normal" style:font-weight-complex="normal"/>
    </style:style>
    <style:style style:name="P101" style:family="paragraph" style:parent-style-name="Standard">
      <style:paragraph-properties fo:line-height="115%" fo:text-align="justify" style:justify-single-word="false" style:writing-mode="lr-tb"/>
      <style:text-properties fo:font-weight="normal" officeooo:rsid="0060c6e7" officeooo:paragraph-rsid="001b94c3" style:font-weight-asian="normal" style:font-weight-complex="normal"/>
    </style:style>
    <style:style style:name="P102" style:family="paragraph" style:parent-style-name="Standard">
      <style:paragraph-properties fo:line-height="115%" fo:text-align="justify" style:justify-single-word="false" style:writing-mode="lr-tb"/>
      <style:text-properties fo:font-weight="normal" officeooo:rsid="002abd47" officeooo:paragraph-rsid="001b94c3" style:font-weight-asian="normal" style:font-weight-complex="normal"/>
    </style:style>
    <style:style style:name="P103" style:family="paragraph" style:parent-style-name="Standard">
      <style:paragraph-properties fo:line-height="115%" fo:text-align="justify" style:justify-single-word="false" style:writing-mode="lr-tb"/>
      <style:text-properties fo:font-weight="normal" officeooo:rsid="005591f8" officeooo:paragraph-rsid="001b94c3" style:font-weight-asian="normal" style:font-weight-complex="normal"/>
    </style:style>
    <style:style style:name="P104" style:family="paragraph" style:parent-style-name="Standard">
      <style:paragraph-properties fo:line-height="115%" fo:text-align="justify" style:justify-single-word="false" style:writing-mode="lr-tb"/>
      <style:text-properties fo:font-weight="normal" officeooo:rsid="0056f041" officeooo:paragraph-rsid="001b94c3" style:font-weight-asian="normal" style:font-weight-complex="normal"/>
    </style:style>
    <style:style style:name="P105" style:family="paragraph" style:parent-style-name="Standard">
      <style:paragraph-properties fo:line-height="115%" fo:text-align="justify" style:justify-single-word="false" style:writing-mode="lr-tb"/>
      <style:text-properties fo:font-weight="normal" officeooo:rsid="0053cfa0" officeooo:paragraph-rsid="001b94c3" style:font-weight-asian="normal" style:font-weight-complex="normal"/>
    </style:style>
    <style:style style:name="P106" style:family="paragraph" style:parent-style-name="Standard">
      <style:paragraph-properties fo:line-height="115%" fo:text-align="justify" style:justify-single-word="false" style:writing-mode="lr-tb"/>
      <style:text-properties fo:font-weight="normal" officeooo:rsid="005850d1" officeooo:paragraph-rsid="001b94c3" style:font-weight-asian="normal" style:font-weight-complex="normal"/>
    </style:style>
    <style:style style:name="P107" style:family="paragraph" style:parent-style-name="Standard">
      <style:paragraph-properties fo:line-height="115%" fo:text-align="justify" style:justify-single-word="false" style:writing-mode="lr-tb"/>
      <style:text-properties fo:font-weight="normal" officeooo:rsid="005a6876" officeooo:paragraph-rsid="001b94c3" style:font-weight-asian="normal" style:font-weight-complex="normal"/>
    </style:style>
    <style:style style:name="P108" style:family="paragraph" style:parent-style-name="Standard">
      <style:paragraph-properties fo:line-height="115%" fo:text-align="justify" style:justify-single-word="false" style:writing-mode="lr-tb"/>
      <style:text-properties fo:font-weight="normal" officeooo:rsid="005b0039" officeooo:paragraph-rsid="001b94c3" style:font-weight-asian="normal" style:font-weight-complex="normal"/>
    </style:style>
    <style:style style:name="P109" style:family="paragraph" style:parent-style-name="Standard">
      <style:paragraph-properties fo:line-height="115%" fo:text-align="justify" style:justify-single-word="false" style:writing-mode="lr-tb"/>
      <style:text-properties fo:font-weight="normal" officeooo:rsid="005c6d85" officeooo:paragraph-rsid="001b94c3" style:font-weight-asian="normal" style:font-weight-complex="normal"/>
    </style:style>
    <style:style style:name="P110" style:family="paragraph" style:parent-style-name="Standard">
      <style:paragraph-properties fo:line-height="115%" fo:text-align="justify" style:justify-single-word="false" style:writing-mode="lr-tb"/>
      <style:text-properties fo:font-weight="normal" officeooo:rsid="005de786" officeooo:paragraph-rsid="001b94c3" style:font-weight-asian="normal" style:font-weight-complex="normal"/>
    </style:style>
    <style:style style:name="P111" style:family="paragraph" style:parent-style-name="Standard">
      <style:paragraph-properties fo:line-height="115%" fo:text-align="justify" style:justify-single-word="false" style:writing-mode="lr-tb"/>
      <style:text-properties fo:font-weight="normal" officeooo:rsid="005ef6c9" officeooo:paragraph-rsid="001b94c3" style:font-weight-asian="normal" style:font-weight-complex="normal"/>
    </style:style>
    <style:style style:name="P112" style:family="paragraph" style:parent-style-name="Standard">
      <style:paragraph-properties fo:line-height="115%" fo:text-align="justify" style:justify-single-word="false" style:writing-mode="lr-tb"/>
      <style:text-properties fo:font-weight="bold" officeooo:rsid="0019ae7b" officeooo:paragraph-rsid="001b71df" style:font-weight-asian="bold" style:font-weight-complex="bold"/>
    </style:style>
    <style:style style:name="P113" style:family="paragraph" style:parent-style-name="Standard">
      <style:paragraph-properties fo:line-height="115%" fo:text-align="justify" style:justify-single-word="false" style:writing-mode="lr-tb"/>
      <style:text-properties fo:font-weight="bold" officeooo:rsid="0019ae7b" officeooo:paragraph-rsid="001b94c3" style:font-weight-asian="bold" style:font-weight-complex="bold"/>
    </style:style>
    <style:style style:name="P114" style:family="paragraph" style:parent-style-name="Standard" style:list-style-name="L9">
      <style:paragraph-properties fo:line-height="115%" fo:text-align="justify" style:justify-single-word="false" style:writing-mode="lr-tb"/>
      <style:text-properties fo:font-weight="bold" officeooo:rsid="00203fe8" officeooo:paragraph-rsid="001b71df" style:font-weight-asian="bold" style:font-weight-complex="bold"/>
    </style:style>
    <style:style style:name="P115" style:family="paragraph" style:parent-style-name="Standard">
      <style:paragraph-properties fo:line-height="115%" fo:text-align="justify" style:justify-single-word="false" style:writing-mode="lr-tb"/>
      <style:text-properties fo:font-weight="bold" officeooo:rsid="00203fe8" officeooo:paragraph-rsid="001b71df" style:font-weight-asian="bold" style:font-weight-complex="bold"/>
    </style:style>
    <style:style style:name="P116" style:family="paragraph" style:parent-style-name="Standard" style:list-style-name="L9">
      <style:paragraph-properties fo:line-height="115%" fo:text-align="justify" style:justify-single-word="false" style:writing-mode="lr-tb"/>
      <style:text-properties fo:font-weight="bold" officeooo:rsid="0021d9b6" officeooo:paragraph-rsid="001b71df" style:font-weight-asian="bold" style:font-weight-complex="bold"/>
    </style:style>
    <style:style style:name="P117" style:family="paragraph" style:parent-style-name="Standard" style:list-style-name="L9">
      <style:paragraph-properties fo:line-height="115%" fo:text-align="justify" style:justify-single-word="false" style:writing-mode="lr-tb"/>
      <style:text-properties fo:font-weight="bold" officeooo:rsid="002526ac" officeooo:paragraph-rsid="001b71df" style:font-weight-asian="bold" style:font-weight-complex="bold"/>
    </style:style>
    <style:style style:name="P118" style:family="paragraph" style:parent-style-name="Standard">
      <style:paragraph-properties fo:line-height="115%" fo:text-align="justify" style:justify-single-word="false" style:writing-mode="lr-tb"/>
      <style:text-properties fo:font-weight="bold" officeooo:rsid="003dfdbb" officeooo:paragraph-rsid="001b71df" style:font-weight-asian="bold" style:font-weight-complex="bold"/>
    </style:style>
    <style:style style:name="P119" style:family="paragraph" style:parent-style-name="Standard">
      <style:paragraph-properties fo:line-height="115%" fo:text-align="justify" style:justify-single-word="false" style:writing-mode="lr-tb"/>
      <style:text-properties fo:font-weight="bold" officeooo:rsid="003ffeee" officeooo:paragraph-rsid="001b71df" style:font-weight-asian="bold" style:font-weight-complex="bold"/>
    </style:style>
    <style:style style:name="P120" style:family="paragraph" style:parent-style-name="Standard">
      <style:paragraph-properties fo:line-height="115%" fo:text-align="justify" style:justify-single-word="false" style:writing-mode="lr-tb"/>
      <style:text-properties fo:font-weight="bold" officeooo:rsid="00440e49" officeooo:paragraph-rsid="001b71df" style:font-weight-asian="bold" style:font-weight-complex="bold"/>
    </style:style>
    <style:style style:name="P121" style:family="paragraph" style:parent-style-name="Standard">
      <style:paragraph-properties fo:line-height="115%" fo:text-align="justify" style:justify-single-word="false" style:writing-mode="lr-tb"/>
      <style:text-properties fo:font-weight="bold" officeooo:rsid="004d0f3f" officeooo:paragraph-rsid="001b71df" style:font-weight-asian="bold" style:font-weight-complex="bold"/>
    </style:style>
    <style:style style:name="P122" style:family="paragraph" style:parent-style-name="Standard">
      <style:paragraph-properties fo:line-height="115%" fo:text-align="justify" style:justify-single-word="false" style:writing-mode="lr-tb"/>
      <style:text-properties fo:font-weight="bold" officeooo:rsid="002bff88" officeooo:paragraph-rsid="001b94c3" style:font-weight-asian="bold" style:font-weight-complex="bold"/>
    </style:style>
    <style:style style:name="P123" style:family="paragraph" style:parent-style-name="Standard">
      <style:paragraph-properties fo:line-height="115%" fo:text-align="justify" style:justify-single-word="false" style:writing-mode="lr-tb"/>
      <style:text-properties fo:font-weight="bold" officeooo:rsid="0053cfa0" officeooo:paragraph-rsid="001b94c3" style:font-weight-asian="bold" style:font-weight-complex="bold"/>
    </style:style>
    <style:style style:name="P124" style:family="paragraph" style:parent-style-name="Standard">
      <style:paragraph-properties fo:line-height="115%" fo:text-align="justify" style:justify-single-word="false" style:writing-mode="lr-tb"/>
      <style:text-properties fo:font-weight="bold" officeooo:rsid="0057defb" officeooo:paragraph-rsid="001b94c3" style:font-weight-asian="bold" style:font-weight-complex="bold"/>
    </style:style>
    <style:style style:name="P125" style:family="paragraph" style:parent-style-name="Standard">
      <style:paragraph-properties fo:line-height="115%" fo:text-align="justify" style:justify-single-word="false" style:writing-mode="lr-tb"/>
      <style:text-properties fo:font-weight="bold" officeooo:rsid="005b0039" officeooo:paragraph-rsid="001b94c3" style:font-weight-asian="bold" style:font-weight-complex="bold"/>
    </style:style>
    <style:style style:name="P126" style:family="paragraph" style:parent-style-name="Standard">
      <style:paragraph-properties fo:line-height="115%" fo:text-align="justify" style:justify-single-word="false" style:writing-mode="lr-tb"/>
      <style:text-properties fo:font-weight="bold" officeooo:rsid="005de786" officeooo:paragraph-rsid="001b94c3" style:font-weight-asian="bold" style:font-weight-complex="bold"/>
    </style:style>
    <style:style style:name="P127" style:family="paragraph" style:parent-style-name="Standard">
      <style:paragraph-properties fo:line-height="115%" fo:text-align="justify" style:justify-single-word="false" style:writing-mode="lr-tb"/>
      <style:text-properties officeooo:rsid="003fb429" officeooo:paragraph-rsid="001b71df"/>
    </style:style>
    <style:style style:name="P128" style:family="paragraph" style:parent-style-name="Standard">
      <style:paragraph-properties fo:line-height="115%" fo:text-align="justify" style:justify-single-word="false" style:writing-mode="lr-tb"/>
      <style:text-properties officeooo:rsid="003ffeee" officeooo:paragraph-rsid="001b71df"/>
    </style:style>
    <style:style style:name="P129" style:family="paragraph" style:parent-style-name="Standard">
      <style:paragraph-properties fo:line-height="115%" fo:text-align="justify" style:justify-single-word="false" style:writing-mode="lr-tb"/>
      <style:text-properties officeooo:paragraph-rsid="00183884"/>
    </style:style>
    <style:style style:name="P130" style:family="paragraph" style:parent-style-name="Standard">
      <style:paragraph-properties fo:line-height="115%" fo:text-align="justify" style:justify-single-word="false" style:writing-mode="lr-tb"/>
      <style:text-properties officeooo:paragraph-rsid="001b94c3"/>
    </style:style>
    <style:style style:name="P131" style:family="paragraph" style:parent-style-name="Standard">
      <style:paragraph-properties fo:line-height="115%" fo:text-align="justify" style:justify-single-word="false" style:writing-mode="lr-tb"/>
      <style:text-properties officeooo:rsid="00183884" officeooo:paragraph-rsid="00183884"/>
    </style:style>
    <style:style style:name="P132" style:family="paragraph" style:parent-style-name="Standard">
      <style:paragraph-properties fo:line-height="115%" fo:text-align="justify" style:justify-single-word="false" style:writing-mode="lr-tb"/>
      <style:text-properties officeooo:rsid="00183884" officeooo:paragraph-rsid="001b94c3"/>
    </style:style>
    <style:style style:name="P133" style:family="paragraph" style:parent-style-name="Standard" style:list-style-name="L2">
      <style:paragraph-properties fo:margin-left="0in" fo:margin-right="0in" fo:text-indent="-0.25in" style:auto-text-indent="false"/>
    </style:style>
    <style:style style:name="P134" style:family="paragraph" style:parent-style-name="Standard" style:list-style-name="L2">
      <style:paragraph-properties fo:margin-left="0in" fo:margin-right="0in" fo:text-indent="-0.25in" style:auto-text-indent="false"/>
      <style:text-properties style:text-underline-style="solid" style:text-underline-width="auto" style:text-underline-color="font-color"/>
    </style:style>
    <style:style style:name="P135" style:family="paragraph" style:parent-style-name="Text_20_body">
      <style:paragraph-properties fo:line-height="100%"/>
      <style:text-properties fo:font-weight="bold" officeooo:rsid="0010f89b" officeooo:paragraph-rsid="001660dd" style:font-weight-asian="bold" style:font-weight-complex="bold"/>
    </style:style>
    <style:style style:name="P136" style:family="paragraph" style:parent-style-name="Text_20_body">
      <style:paragraph-properties fo:line-height="100%"/>
      <style:text-properties fo:font-weight="bold" officeooo:rsid="0010f89b" officeooo:paragraph-rsid="001b94c3" style:font-weight-asian="bold" style:font-weight-complex="bold"/>
    </style:style>
    <style:style style:name="P137" style:family="paragraph" style:parent-style-name="Text_20_body" style:list-style-name="L2">
      <style:paragraph-properties fo:line-height="100%"/>
      <style:text-properties fo:font-weight="normal" officeooo:paragraph-rsid="000ae5e1" style:font-weight-asian="normal" style:font-weight-complex="normal"/>
    </style:style>
    <style:style style:name="P138" style:family="paragraph" style:parent-style-name="Text_20_body">
      <style:paragraph-properties fo:line-height="100%"/>
      <style:text-properties fo:font-weight="normal" officeooo:paragraph-rsid="001b94c3" style:font-weight-asian="normal" style:font-weight-complex="normal"/>
    </style:style>
    <style:style style:name="P139" style:family="paragraph" style:parent-style-name="Text_20_body">
      <style:paragraph-properties fo:line-height="100%"/>
      <style:text-properties fo:font-weight="normal" officeooo:rsid="0010f89b" officeooo:paragraph-rsid="0010f89b" style:font-weight-asian="normal" style:font-weight-complex="normal"/>
    </style:style>
    <style:style style:name="P140" style:family="paragraph" style:parent-style-name="Text_20_body">
      <style:paragraph-properties fo:line-height="100%"/>
      <style:text-properties fo:font-weight="normal" officeooo:rsid="0010f89b" officeooo:paragraph-rsid="001b94c3" style:font-weight-asian="normal" style:font-weight-complex="normal"/>
    </style:style>
    <style:style style:name="P141" style:family="paragraph" style:parent-style-name="Text_20_body">
      <style:paragraph-properties fo:line-height="100%"/>
      <style:text-properties fo:font-weight="normal" officeooo:rsid="0012d99e" officeooo:paragraph-rsid="001b94c3" style:font-weight-asian="normal" style:font-weight-complex="normal"/>
    </style:style>
    <style:style style:name="P142" style:family="paragraph" style:parent-style-name="Text_20_body">
      <style:paragraph-properties fo:line-height="100%"/>
      <style:text-properties fo:font-weight="normal" officeooo:rsid="000ae5e1" officeooo:paragraph-rsid="001b94c3" style:font-weight-asian="normal" style:font-weight-complex="normal"/>
    </style:style>
    <style:style style:name="P143" style:family="paragraph" style:parent-style-name="Text_20_body">
      <style:paragraph-properties fo:line-height="100%"/>
      <style:text-properties fo:font-weight="normal" officeooo:rsid="001872f3" officeooo:paragraph-rsid="001872f3" style:font-weight-asian="normal" style:font-weight-complex="normal"/>
    </style:style>
    <style:style style:name="P144" style:family="paragraph" style:parent-style-name="Text_20_body">
      <style:paragraph-properties fo:line-height="100%"/>
      <style:text-properties fo:color="#000000" style:text-line-through-style="none" style:text-line-through-type="none" style:font-name="Arial" fo:font-size="11pt" fo:font-style="normal" style:text-underline-style="none" fo:font-weight="normal" officeooo:rsid="0010f89b" officeooo:paragraph-rsid="0010f89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5" style:family="paragraph" style:parent-style-name="Text_20_body">
      <style:paragraph-properties fo:line-height="100%"/>
      <style:text-properties fo:color="#000000" style:text-line-through-style="none" style:text-line-through-type="none" style:font-name="Arial" fo:font-size="11pt" fo:font-style="normal" style:text-underline-style="none" fo:font-weight="normal" officeooo:rsid="0010f89b" officeooo:paragraph-rsid="001b94c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6" style:family="paragraph" style:parent-style-name="Text_20_body">
      <style:paragraph-properties fo:line-height="100%" fo:text-align="justify" style:justify-single-word="false" style:writing-mode="lr-tb"/>
      <style:text-properties style:font-name="Times New Roman" fo:font-size="12pt" fo:font-weight="bold" officeooo:rsid="000ae5e1" officeooo:paragraph-rsid="001660dd" style:font-name-asian="Times New Roman" style:font-size-asian="12pt" style:font-weight-asian="bold" style:font-name-complex="Times New Roman" style:font-size-complex="12pt" style:font-weight-complex="bold"/>
    </style:style>
    <style:style style:name="P147" style:family="paragraph" style:parent-style-name="Text_20_body">
      <style:paragraph-properties fo:line-height="100%" fo:text-align="justify" style:justify-single-word="false" style:writing-mode="lr-tb"/>
      <style:text-properties style:font-name="Times New Roman" fo:font-size="12pt" fo:font-weight="bold" officeooo:rsid="000ae5e1" officeooo:paragraph-rsid="001b94c3" style:font-name-asian="Times New Roman" style:font-size-asian="12pt" style:font-weight-asian="bold" style:font-name-complex="Times New Roman" style:font-size-complex="12pt" style:font-weight-complex="bold"/>
    </style:style>
    <style:style style:name="T1" style:family="text">
      <style:text-properties officeooo:rsid="000ae5e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2abf" style:font-weight-asian="normal" style:font-weight-complex="normal"/>
    </style:style>
    <style:style style:name="T4" style:family="text">
      <style:text-properties fo:font-weight="normal" officeooo:rsid="003dfdbb" style:font-weight-asian="normal" style:font-weight-complex="normal"/>
    </style:style>
    <style:style style:name="T5" style:family="text">
      <style:text-properties fo:font-weight="normal" officeooo:rsid="0021d9b6" style:font-weight-asian="normal" style:font-weight-complex="normal"/>
    </style:style>
    <style:style style:name="T6" style:family="text">
      <style:text-properties fo:font-weight="normal" officeooo:rsid="002235ec" style:font-weight-asian="normal" style:font-weight-complex="normal"/>
    </style:style>
    <style:style style:name="T7" style:family="text">
      <style:text-properties fo:font-weight="normal" officeooo:rsid="0025e808" style:font-weight-asian="normal" style:font-weight-complex="normal"/>
    </style:style>
    <style:style style:name="T8" style:family="text">
      <style:text-properties fo:font-weight="normal" officeooo:rsid="003fb429" style:font-weight-asian="normal" style:font-weight-complex="normal"/>
    </style:style>
    <style:style style:name="T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" style:family="text">
      <style:text-properties style:font-name="Times New Roman" fo:font-size="12pt" officeooo:rsid="00192abf" style:font-name-asian="Times New Roman" style:font-size-asian="12pt" style:font-name-complex="Times New Roman" style:font-size-complex="12pt"/>
    </style:style>
    <style:style style:name="T11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2" style:family="text">
      <style:text-properties officeooo:rsid="000c2ee5"/>
    </style:style>
    <style:style style:name="T13" style:family="text">
      <style:text-properties officeooo:rsid="000d5abe"/>
    </style:style>
    <style:style style:name="T14" style:family="text">
      <style:text-properties officeooo:rsid="000efaff"/>
    </style:style>
    <style:style style:name="T15" style:family="text">
      <style:text-properties officeooo:rsid="000f9df7"/>
    </style:style>
    <style:style style:name="T16" style:family="text">
      <style:text-properties officeooo:rsid="001047f3"/>
    </style:style>
    <style:style style:name="T17" style:family="text">
      <style:text-properties officeooo:rsid="0010f89b"/>
    </style:style>
    <style:style style:name="T18" style:family="text">
      <style:text-properties officeooo:rsid="0012d99e"/>
    </style:style>
    <style:style style:name="T19" style:family="text">
      <style:text-properties officeooo:rsid="0015d047"/>
    </style:style>
    <style:style style:name="T20" style:family="text">
      <style:text-properties officeooo:rsid="001660dd"/>
    </style:style>
    <style:style style:name="T21" style:family="text">
      <style:text-properties officeooo:rsid="00183884"/>
    </style:style>
    <style:style style:name="T22" style:family="text">
      <style:text-properties officeooo:rsid="00192abf"/>
    </style:style>
    <style:style style:name="T23" style:family="text">
      <style:text-properties style:text-underline-style="solid" style:text-underline-width="auto" style:text-underline-color="font-color" fo:font-weight="normal" officeooo:rsid="001b5ef3" style:font-weight-asian="normal" style:font-weight-complex="normal"/>
    </style:style>
    <style:style style:name="T24" style:family="text">
      <style:text-properties officeooo:rsid="0037d334"/>
    </style:style>
    <style:style style:name="T25" style:family="text">
      <style:text-properties officeooo:rsid="0026949f"/>
    </style:style>
    <style:style style:name="T26" style:family="text">
      <style:text-properties officeooo:rsid="00203fe8"/>
    </style:style>
    <style:style style:name="T27" style:family="text">
      <style:text-properties officeooo:rsid="003c1919"/>
    </style:style>
    <style:style style:name="T28" style:family="text">
      <style:text-properties officeooo:rsid="003fb429"/>
    </style:style>
    <style:style style:name="T29" style:family="text">
      <style:text-properties officeooo:rsid="004124a3"/>
    </style:style>
    <style:style style:name="T30" style:family="text">
      <style:text-properties officeooo:rsid="0037567f"/>
    </style:style>
    <style:style style:name="T31" style:family="text">
      <style:text-properties officeooo:rsid="004a6e04"/>
    </style:style>
    <style:style style:name="T32" style:family="text">
      <style:text-properties officeooo:rsid="004c91a6"/>
    </style:style>
    <style:style style:name="T33" style:family="text">
      <style:text-properties officeooo:rsid="0048c830"/>
    </style:style>
    <style:style style:name="T34" style:family="text">
      <style:text-properties officeooo:rsid="0049ea80"/>
    </style:style>
    <style:style style:name="T35" style:family="text">
      <style:text-properties officeooo:rsid="001b71df"/>
    </style:style>
    <style:style style:name="T36" style:family="text">
      <style:text-properties officeooo:rsid="001b94c3"/>
    </style:style>
    <style:style style:name="T37" style:family="text">
      <style:text-properties officeooo:rsid="002902b0"/>
    </style:style>
    <style:style style:name="T38" style:family="text">
      <style:text-properties officeooo:rsid="002abd47"/>
    </style:style>
    <style:style style:name="T39" style:family="text">
      <style:text-properties officeooo:rsid="002b1b44"/>
    </style:style>
    <style:style style:name="T40" style:family="text">
      <style:text-properties officeooo:rsid="0056f041"/>
    </style:style>
    <style:style style:name="T41" style:family="text">
      <style:text-properties officeooo:rsid="0057defb"/>
    </style:style>
    <style:style style:name="T42" style:family="text">
      <style:text-properties officeooo:rsid="005850d1"/>
    </style:style>
    <style:style style:name="T43" style:family="text">
      <style:text-properties officeooo:rsid="005c36c7"/>
    </style:style>
    <style:style style:name="T44" style:family="text">
      <style:text-properties officeooo:rsid="005ef6c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1">Features </text:span></text:p>
      <text:p text:style-name="P37"/>
      <text:list xml:id="list6213417850274548778" text:style-name="L2">
        <text:list-item>
          <text:p text:style-name="P35">Admin Login</text:p>
        </text:list-item>
        <text:list-item>
          <text:p text:style-name="P35">Admin Logout</text:p>
        </text:list-item>
        <text:list-item>
          <text:p text:style-name="P35">Customer Login</text:p>
        </text:list-item>
        <text:list-item>
          <text:p text:style-name="P35">Customer Login</text:p>
        </text:list-item>
        <text:list-item>
          <text:p text:style-name="P35"><text:span text:style-name="T3">Customer Signup</text:span></text:p>
        </text:list-item>
      </text:list>
      <text:p text:style-name="Standard"><text:span text:style-name="T3"/></text:p>
      <text:list xml:id="list170203806432950" text:continue-numbering="true" text:style-name="L2">
        <text:list-header>
          <text:p text:style-name="P133"><text:span text:style-name="T23">Customer Dashboard</text:span></text:p>
        </text:list-header>
        <text:list-item>
          <text:p text:style-name="P35">View My Orders</text:p>
        </text:list-item>
        <text:list-item>
          <text:p text:style-name="P35">View My Wishlist</text:p>
        </text:list-item>
        <text:list-item>
          <text:p text:style-name="P35">View My Reviews</text:p>
        </text:list-item>
        <text:list-item>
          <text:p text:style-name="P35">Re-order Items</text:p>
        </text:list-item>
        <text:list-item>
          <text:p text:style-name="P35"><text:span text:style-name="T22">Update Settings</text:span></text:p>
        </text:list-item>
      </text:list>
      <text:p text:style-name="Standard"/>
      <text:list xml:id="list170202882257718" text:continue-numbering="true" text:style-name="L2">
        <text:list-header>
          <text:p text:style-name="P134">Admin Dashboard </text:p>
        </text:list-header>
        <text:list-item>
          <text:p text:style-name="P35">View customer orders</text:p>
        </text:list-item>
        <text:list-item>
          <text:p text:style-name="P35">Add products</text:p>
        </text:list-item>
        <text:list-item>
          <text:p text:style-name="P35">View products</text:p>
        </text:list-item>
        <text:list-item>
          <text:p text:style-name="P35">View Customers</text:p>
        </text:list-item>
        <text:list-item>
          <text:p text:style-name="P35">View Sales Report</text:p>
        </text:list-item>
      </text:list>
      <text:p text:style-name="Standard"/>
      <text:p text:style-name="P36">Store Catalog / Store Page</text:p>
      <text:list xml:id="list170203422129088" text:continue-numbering="true" text:style-name="L2">
        <text:list-item>
          <text:p text:style-name="P35">Filter products</text:p>
        </text:list-item>
        <text:list-item>
          <text:p text:style-name="P35">Product Social Sharing</text:p>
        </text:list-item>
        <text:list-item>
          <text:p text:style-name="P35">Add to Wishlist </text:p>
        </text:list-item>
        <text:list-item>
          <text:p text:style-name="P35">Search Product </text:p>
        </text:list-item>
        <text:list-item>
          <text:p text:style-name="P35"><text:span text:style-name="T13">Add</text:span> Feedback </text:p>
        </text:list-item>
        <text:list-item>
          <text:p text:style-name="P35"><text:span text:style-name="T1">View </text:span>Related Product</text:p>
        </text:list-item>
      </text:list>
      <text:p text:style-name="Standard"/>
      <text:list xml:id="list170203608601409" text:continue-numbering="true" text:style-name="L2">
        <text:list-item>
          <text:p text:style-name="P35">Reports &amp; Analytics</text:p>
        </text:list-item>
        <text:list-item>
          <text:p text:style-name="P35">Business Tools</text:p>
          <text:p text:style-name="P137"/>
        </text:list-item>
      </text:list>
      <text:p text:style-name="P26"/>
      <text:p text:style-name="P21"><text:span text:style-name="T22">User</text:span> Stories</text:p>
      <text:list xml:id="list2622183051118334441" text:style-name="L3">
        <text:list-item>
          <text:p text:style-name="P33">As an admin, I want to login to the website</text:p>
        </text:list-item>
        <text:list-item>
          <text:p text:style-name="P33">As an admin, I want to be able to logout of the website</text:p>
        </text:list-item>
        <text:list-item>
          <text:p text:style-name="P33">As a customer, I want to login to the website</text:p>
        </text:list-item>
        <text:list-item>
          <text:p text:style-name="P33">As a customer, I want to be able to logout of the website</text:p>
        </text:list-item>
        <text:list-item>
          <text:p text:style-name="P33">As a customer, I want to register to the website</text:p>
        </text:list-item>
        <text:list-item>
          <text:p text:style-name="P72">As the customer, I want to be able to view the order<text:span text:style-name="T24">s</text:span> i've made so that I could track the status of my order. </text:p>
        </text:list-item>
        <text:list-item>
          <text:p text:style-name="P71">As the customer, I want to view the items in my wishlist</text:p>
        </text:list-item>
        <text:list-item>
          <text:p text:style-name="P71">As the customer, I want to view the reviews I submitted for the products I bought</text:p>
        </text:list-item>
        <text:list-item>
          <text:p text:style-name="P73">As the customer, I want to be able to re-order products i've ordered in the past</text:p>
        </text:list-item>
        <text:list-item>
          <text:p text:style-name="P71">As the customer, I want to update my profile settings</text:p>
        </text:list-item>
        <text:list-item>
          <text:p text:style-name="P40"><text:soft-page-break/>As an admin, I want to view the orders of my customers</text:p>
        </text:list-item>
        <text:list-item>
          <text:p text:style-name="P40">As an admin, I want to add products</text:p>
        </text:list-item>
        <text:list-item>
          <text:p text:style-name="P40">As an admin, I want to view all the products</text:p>
        </text:list-item>
        <text:list-item>
          <text:p text:style-name="P40">As an admin, I want to view all my customers</text:p>
        </text:list-item>
        <text:list-item>
          <text:p text:style-name="P40">As an admin, I want to view my sales report</text:p>
        </text:list-item>
        <text:list-item>
          <text:p text:style-name="P33">As a customer, I want to filter the product by its brand and its price</text:p>
        </text:list-item>
        <text:list-item>
          <text:p text:style-name="P34">As a customer, I want to share the product to social media sites</text:p>
        </text:list-item>
        <text:list-item>
          <text:p text:style-name="P33">As a customer, I want to add the product to my wishlist</text:p>
        </text:list-item>
        <text:list-item>
          <text:p text:style-name="P33">As a customer I want to search a particular product </text:p>
        </text:list-item>
        <text:list-item>
          <text:p text:style-name="P33">As a customer, I want to <text:span text:style-name="T13">add a product feedback</text:span></text:p>
        </text:list-item>
        <text:list-item>
          <text:p text:style-name="P33">As a customer, I want to view the related products</text:p>
          <text:p text:style-name="P39"/>
          <text:p text:style-name="P41"/>
        </text:list-item>
      </text:list>
      <text:p text:style-name="P16"/>
      <text:p text:style-name="P23">Use Case #1</text:p>
      <text:p text:style-name="P54">Name - Admin login</text:p>
      <text:p text:style-name="P54">Description - Admin login to access the system</text:p>
      <text:p text:style-name="P54">Actor - Admin</text:p>
      <text:p text:style-name="P60">Pre-conditions - As an identification, the admin has a username and a password that is already stored in the system.</text:p>
      <text:p text:style-name="P54">Post-conditions - Notify the user if Login credentials are right or wrong, then redirected to home page once successful.</text:p>
      <text:p text:style-name="P13">Main course:</text:p>
      <text:list xml:id="list563213436777265002" text:style-name="LS12">
        <text:list-item>
          <text:p text:style-name="P50">The admin enters username and password.</text:p>
        </text:list-item>
      </text:list>
      <text:p text:style-name="P20"><text:span text:style-name="T22">Exception</text:span>. Username or password is not recognize then admin will be informed that the details entered are invalid.</text:p>
      <text:list xml:id="list170203262019504" text:continue-numbering="true" text:style-name="LS12">
        <text:list-item>
          <text:p text:style-name="P42">If successful, redirects to <text:span text:style-name="T22">admin dashboard</text:span>.</text:p>
        </text:list-item>
        <text:list-item>
          <text:p text:style-name="P46">Exit</text:p>
        </text:list-item>
      </text:list>
      <text:p text:style-name="P16"/>
      <text:p text:style-name="P23">Use Case #<text:span text:style-name="T22">2</text:span></text:p>
      <text:p text:style-name="P15"><text:span text:style-name="T9">Name - Admin log</text:span><text:span text:style-name="T10">out</text:span></text:p>
      <text:p text:style-name="P15"><text:span text:style-name="T9">Description - Admin log</text:span><text:span text:style-name="T10">out</text:span><text:span text:style-name="T9"> to </text:span><text:span text:style-name="T10">exit from admin's account</text:span></text:p>
      <text:p text:style-name="P54">Actor - Admin</text:p>
      <text:p text:style-name="P19"><text:span text:style-name="T9">Pre-conditions – </text:span><text:span text:style-name="T10">The admin is logged in</text:span></text:p>
      <text:p text:style-name="P15"><text:span text:style-name="T9">Post-conditions – </text:span><text:span text:style-name="T10">The admin is redirected to the website's homepage</text:span></text:p>
      <text:p text:style-name="P13">Main course:</text:p>
      <text:list xml:id="list6290599092267006082" text:style-name="L4">
        <text:list-item>
          <text:p text:style-name="P51">The admin <text:span text:style-name="T22">clicks logout button</text:span></text:p>
        </text:list-item>
        <text:list-item>
          <text:p text:style-name="P43"><text:span text:style-name="T22">The system</text:span> redirects <text:span text:style-name="T22">to homepage</text:span></text:p>
        </text:list-item>
        <text:list-item>
          <text:p text:style-name="P47">Exit</text:p>
        </text:list-item>
      </text:list>
      <text:p text:style-name="P16"/>
      <text:p text:style-name="P23">Use Case #<text:span text:style-name="T22">3</text:span></text:p>
      <text:p text:style-name="P15"><text:soft-page-break/><text:span text:style-name="T9">Name - </text:span><text:span text:style-name="T10">Customer</text:span><text:span text:style-name="T9"> login</text:span></text:p>
      <text:p text:style-name="P15"><text:span text:style-name="T9">Description - </text:span><text:span text:style-name="T10">Customer</text:span><text:span text:style-name="T9"> login to access the system</text:span></text:p>
      <text:p text:style-name="P15"><text:span text:style-name="T9">Actor - </text:span><text:span text:style-name="T10">Customer</text:span></text:p>
      <text:p text:style-name="P19"><text:span text:style-name="T9">Pre-conditions - As an identification, the </text:span><text:span text:style-name="T10">customer</text:span><text:span text:style-name="T9"> has a username and a password that is already stored in the system.</text:span></text:p>
      <text:p text:style-name="P15"><text:span text:style-name="T9">Post-conditions - Notify the </text:span><text:span text:style-name="T10">customer</text:span><text:span text:style-name="T9"> if Login credentials are right or wrong, then redirected to </text:span><text:span text:style-name="T10">customer dashboard</text:span><text:span text:style-name="T9"> once successful.</text:span></text:p>
      <text:p text:style-name="P13">Main course:</text:p>
      <text:list xml:id="list7233877493019236959" text:style-name="L5">
        <text:list-item>
          <text:p text:style-name="P52">The <text:span text:style-name="T22">customer</text:span> enters username and password.</text:p>
          <text:p text:style-name="P55"><text:span text:style-name="T22">Exception</text:span>. Username or password is not recognize then admin will be informed that the details entered are invalid.</text:p>
        </text:list-item>
        <text:list-item>
          <text:p text:style-name="P44">If successful, redirects to <text:span text:style-name="T22">customer dashboard</text:span>.</text:p>
        </text:list-item>
        <text:list-item>
          <text:p text:style-name="P48">Exit</text:p>
        </text:list-item>
      </text:list>
      <text:p text:style-name="P16"/>
      <text:p text:style-name="P23">Use Case #<text:span text:style-name="T22">4</text:span></text:p>
      <text:p text:style-name="P15"><text:span text:style-name="T9">Name - </text:span><text:span text:style-name="T10">Customer</text:span><text:span text:style-name="T9"> log</text:span><text:span text:style-name="T10">out</text:span></text:p>
      <text:p text:style-name="P15"><text:span text:style-name="T9">Description - </text:span><text:span text:style-name="T10">Customer</text:span><text:span text:style-name="T9"> log</text:span><text:span text:style-name="T10">out</text:span><text:span text:style-name="T9"> to </text:span><text:span text:style-name="T10">exit from admin's account</text:span></text:p>
      <text:p text:style-name="P15"><text:span text:style-name="T9">Actor - </text:span><text:span text:style-name="T10">Customer</text:span></text:p>
      <text:p text:style-name="P19"><text:span text:style-name="T9">Pre-conditions – </text:span><text:span text:style-name="T10">The customer is logged in</text:span></text:p>
      <text:p text:style-name="P15"><text:span text:style-name="T9">Post-conditions – </text:span><text:span text:style-name="T10">The customer is redirected to the website's homepage</text:span></text:p>
      <text:p text:style-name="P13">Main course:</text:p>
      <text:list xml:id="list2684260627933472794" text:style-name="L6">
        <text:list-item>
          <text:p text:style-name="P53">The <text:span text:style-name="T22">customer</text:span> <text:span text:style-name="T22">clicks logout button</text:span></text:p>
        </text:list-item>
        <text:list-item>
          <text:p text:style-name="P45"><text:span text:style-name="T22">The system</text:span> redirects <text:span text:style-name="T22">to homepage</text:span></text:p>
        </text:list-item>
        <text:list-item>
          <text:p text:style-name="P49">Exit</text:p>
        </text:list-item>
      </text:list>
      <text:p text:style-name="P18"/>
      <text:p text:style-name="P23">Use Case #<text:span text:style-name="T22">5</text:span></text:p>
      <text:p text:style-name="P14"><text:span text:style-name="T22">N</text:span>ame: Sign up</text:p>
      <text:p text:style-name="P14">Actor: <text:span text:style-name="T22">Customer</text:span></text:p>
      <text:p text:style-name="P14">Pre-Condition: <text:span text:style-name="T22">Customer</text:span> hasn't signed up</text:p>
      <text:p text:style-name="P14">Post-Condition: The <text:span text:style-name="T22">custome</text:span>r's account will be recorded in the database</text:p>
      <text:p text:style-name="P14">Main Course:</text:p>
      <text:p text:style-name="P14">1. the <text:span text:style-name="T22">customer</text:span> clicks the sign up button</text:p>
      <text:p text:style-name="P14">2. The <text:span text:style-name="T22">customer</text:span> will be redirected to the signup page</text:p>
      <text:p text:style-name="P14">3. The <text:span text:style-name="T22">customer</text:span> fills up the signup form</text:p>
      <text:p text:style-name="P14">4. The <text:span text:style-name="T22">customer</text:span> clicks the submit button</text:p>
      <text:p text:style-name="P14">Exception: If the <text:span text:style-name="T22">customer</text:span> has an invalid entry. Go back to 3</text:p>
      <text:p text:style-name="P14">5. A prompt will show that the <text:span text:style-name="T22">customer</text:span> is successful in signing up</text:p>
      <text:p text:style-name="P74">6. Exit</text:p>
      <text:p text:style-name="P74"/>
      <text:p text:style-name="P112">Use Case <text:span text:style-name="T25">#6</text:span></text:p>
      <text:p text:style-name="P76"><text:span text:style-name="T26">Name: </text:span>View order<text:span text:style-name="T27">s</text:span></text:p>
      <text:p text:style-name="P77"><text:soft-page-break/>Actor: Customer</text:p>
      <text:p text:style-name="P115"><text:span text:style-name="T2">Pre-condition:</text:span> <text:span text:style-name="T2">The customer has an </text:span><text:span text:style-name="T4">order transaction</text:span></text:p>
      <text:p text:style-name="P77">Post-condition: The customer will be able to view the order status and details</text:p>
      <text:p text:style-name="P77">Main Course: </text:p>
      <text:list xml:id="list7877134170342874622" text:style-name="L9">
        <text:list-item>
          <text:p text:style-name="P114"><text:span text:style-name="T2">The use case begins when the customer logs in the customer dashboard </text:span><text:span text:style-name="T5">and is in the dashboard area</text:span></text:p>
        </text:list-item>
        <text:list-item>
          <text:p text:style-name="P78">The user clicks on “My orders” link in the navigation section</text:p>
        </text:list-item>
        <text:list-item>
          <text:p text:style-name="P114"><text:span text:style-name="T6">The system displays all orders with an open status the user made in the past</text:span><text:span text:style-name="T5"> <text:s/></text:span><text:span text:style-name="T2"><text:s/></text:span></text:p>
        </text:list-item>
        <text:list-item>
          <text:p text:style-name="P116"><text:span text:style-name="T2">The user </text:span><text:span text:style-name="T6">selects the order he wants to view</text:span></text:p>
        </text:list-item>
        <text:list-item>
          <text:p text:style-name="P79">The system displays the order's status and details.</text:p>
        </text:list-item>
        <text:list-item>
          <text:p text:style-name="P117"><text:span text:style-name="T2">The use case </text:span><text:span text:style-name="T7">exits</text:span></text:p>
        </text:list-item>
      </text:list>
      <text:p text:style-name="P112"/>
      <text:p text:style-name="P118">Use Case #<text:span text:style-name="T35">7</text:span></text:p>
      <text:p text:style-name="P80">Name: View Wishlist</text:p>
      <text:p text:style-name="P80">Actor: Customer</text:p>
      <text:p text:style-name="P80">Pre-condition: The customer <text:span text:style-name="T28">is logged in and is in the customer dashboard</text:span></text:p>
      <text:p text:style-name="P82">Post-condition: The customer will be able to view the items he added to wishlist</text:p>
      <text:p text:style-name="P82">Main Course:</text:p>
      <text:list xml:id="list328665524855504953" text:style-name="L14">
        <text:list-item>
          <text:p text:style-name="P81">The use case begins when the customer logs in the customer dashboard.</text:p>
        </text:list-item>
        <text:list-item>
          <text:p text:style-name="P81">The user clicks on “My Wishlist” link in the navigation section</text:p>
        </text:list-item>
        <text:list-item>
          <text:p text:style-name="P81">The system displays all items in the wishlist of the user</text:p>
        </text:list-item>
        <text:list-item>
          <text:p text:style-name="P81">The user sees all items he added in wishlist</text:p>
        </text:list-item>
        <text:list-item>
          <text:p text:style-name="P81">The use case exits. </text:p>
        </text:list-item>
      </text:list>
      <text:p text:style-name="P127"/>
      <text:p text:style-name="P119">Use Case #<text:span text:style-name="T35">8</text:span></text:p>
      <text:p text:style-name="P83">Name: View Reviews</text:p>
      <text:p text:style-name="P83">Actor: Customer</text:p>
      <text:p text:style-name="P128"><text:span text:style-name="T2">Pre-condition: The customer </text:span><text:span text:style-name="T8">is logged in and is in the customer dashboard</text:span></text:p>
      <text:p text:style-name="P82">Post-condition: The customer will be able to view <text:span text:style-name="T29">ratings and feedback he submitted for the products he bought</text:span></text:p>
      <text:p text:style-name="P84">Main Course: </text:p>
      <text:list xml:id="list6443966468100022408" text:style-name="L15">
        <text:list-item>
          <text:p text:style-name="P85">The use case begins when the customer clicks on the “My Reviews” link in the navigation section</text:p>
        </text:list-item>
        <text:list-item>
          <text:p text:style-name="P85">The system displays a table containing the products and the reviews I've written</text:p>
        </text:list-item>
        <text:list-item>
          <text:p text:style-name="P86">The user sees the feedback he submitted for the product</text:p>
        </text:list-item>
        <text:list-item>
          <text:p text:style-name="P86">The use case exits.</text:p>
        </text:list-item>
      </text:list>
      <text:p text:style-name="P80"/>
      <text:p text:style-name="P120">Use Case #<text:span text:style-name="T35">9</text:span></text:p>
      <text:p text:style-name="P87">Name: <text:span text:style-name="T30">Re-order Items</text:span></text:p>
      <text:p text:style-name="P87">Actor: Customer</text:p>
      <text:p text:style-name="P87">Pre-condition: <text:span text:style-name="T31">The customer is logged in and the product is currently in stock. </text:span></text:p>
      <text:p text:style-name="P87">Post-condition: <text:span text:style-name="T32">The product is added in the user's cart</text:span></text:p>
      <text:p text:style-name="P87"><text:soft-page-break/>Main Course:</text:p>
      <text:list xml:id="list3491040148938072546" text:style-name="L16">
        <text:list-item>
          <text:p text:style-name="P88"><text:span text:style-name="T33">The use case begins when the User views his orders (</text:span>Use Case <text:span text:style-name="T25">#1)</text:span></text:p>
        </text:list-item>
        <text:list-item>
          <text:p text:style-name="P89">The <text:span text:style-name="T34">user clicks on the item he wants to re-order</text:span></text:p>
        </text:list-item>
        <text:list-item>
          <text:p text:style-name="P90">The system displays the item details</text:p>
        </text:list-item>
        <text:list-item>
          <text:p text:style-name="P90">The user inputs the amount he wants to re-order</text:p>
        </text:list-item>
        <text:list-item>
          <text:p text:style-name="P90">The user clicks on re-order button</text:p>
        </text:list-item>
        <text:list-item>
          <text:p text:style-name="P90">The system adds the item in the user's shopping cart</text:p>
        </text:list-item>
      </text:list>
      <text:p text:style-name="P91">Exception:</text:p>
      <text:p text:style-name="P91">5a. The product is out of stock</text:p>
      <text:p text:style-name="P91"/>
      <text:p text:style-name="P121">Use Case #<text:span text:style-name="T35">10</text:span></text:p>
      <text:p text:style-name="P92">Name : Update Settings</text:p>
      <text:p text:style-name="P92">Actor: Customer</text:p>
      <text:p text:style-name="P75">Pre-condition: The customer is registered and logged in</text:p>
      <text:p text:style-name="P75">Post-condtion: The customer's profile settings is updated</text:p>
      <text:p text:style-name="P75">Main Course:</text:p>
      <text:list xml:id="list266465464135916112" text:style-name="L17">
        <text:list-item>
          <text:p text:style-name="P93">The use case begins when the User clicks on My Settings</text:p>
        </text:list-item>
        <text:list-item>
          <text:p text:style-name="P93">The system display the user's profile details and settings</text:p>
        </text:list-item>
        <text:list-item>
          <text:p text:style-name="P94">The user clicks on Edit Profile</text:p>
        </text:list-item>
        <text:list-item>
          <text:p text:style-name="P95">The system makes the form editable</text:p>
        </text:list-item>
        <text:list-item>
          <text:p text:style-name="P95">The user updates the form fields</text:p>
        </text:list-item>
        <text:list-item>
          <text:p text:style-name="P95">The user clicks submit</text:p>
        </text:list-item>
        <text:list-item>
          <text:p text:style-name="P95">The system updates the user's profile</text:p>
        </text:list-item>
      </text:list>
      <text:p text:style-name="P75"/>
      <text:p text:style-name="P147">Use Case #<text:span text:style-name="T36">11</text:span></text:p>
      <text:p text:style-name="P38">Name: <text:span text:style-name="T19">View customer orders</text:span></text:p>
      <text:p text:style-name="P38">Actor: Admin</text:p>
      <text:p text:style-name="P59">Pre-condition: The admin is in the admin dashboard</text:p>
      <text:p text:style-name="P59">Post-Condition: <text:span text:style-name="T21">The list of customer orders will be displayed</text:span></text:p>
      <text:p text:style-name="P59">Main Course:</text:p>
      <text:p text:style-name="P59"><text:span text:style-name="T21">1</text:span>. The admin clicks the <text:span text:style-name="T21">view customer orders tab</text:span></text:p>
      <text:p text:style-name="P59"><text:span text:style-name="T21">2</text:span>. The <text:span text:style-name="T21">system displays all the customer orders</text:span></text:p>
      <text:p text:style-name="P69">3. Exit</text:p>
      <text:p text:style-name="P64"/>
      <text:p text:style-name="P147">Use Case #<text:span text:style-name="T36">12</text:span></text:p>
      <text:p text:style-name="P38"><text:span text:style-name="T11">Name: </text:span><text:span text:style-name="T19">Add products</text:span></text:p>
      <text:p text:style-name="P38">Actor: Admin</text:p>
      <text:p text:style-name="P59">Pre-condition: The admin is in the admin dashboard</text:p>
      <text:p text:style-name="P59">Post-Condition: The product added will be <text:span text:style-name="T21">added in the product list and will be displayed in the store page</text:span></text:p>
      <text:p text:style-name="P59">Main Course:</text:p>
      <text:p text:style-name="P59">1. The admin is on the admin dashboard</text:p>
      <text:p text:style-name="P59"><text:soft-page-break/>2. The admin clicks the add product <text:span text:style-name="T21">button</text:span> and he will then be redirected to the add product page with the add product form</text:p>
      <text:p text:style-name="P59">3. The admin will input the information of the product he is going to add</text:p>
      <text:p text:style-name="P130">4. <text:span text:style-name="T21">The admin clicks on the add button</text:span></text:p>
      <text:p text:style-name="P59">Exception: if the product <text:span text:style-name="T21">already exists</text:span>, show error. Exit</text:p>
      <text:p text:style-name="P132">5. The product is added</text:p>
      <text:p text:style-name="P132">6. Exit</text:p>
      <text:p text:style-name="P132"/>
      <text:p text:style-name="P147">Use Case #<text:span text:style-name="T36">13</text:span></text:p>
      <text:p text:style-name="P38">Name: <text:span text:style-name="T19">View products</text:span></text:p>
      <text:p text:style-name="P38">Actor: Admin</text:p>
      <text:p text:style-name="P59">Pre-condition: The admin is in the admin dashboard</text:p>
      <text:p text:style-name="P59">Post-Condition: <text:span text:style-name="T21">All the </text:span>product<text:span text:style-name="T21">s will be displayed</text:span></text:p>
      <text:p text:style-name="P59">Main Course:</text:p>
      <text:p text:style-name="P59"><text:span text:style-name="T21">1</text:span>. The admin clicks the <text:span text:style-name="T21">view products tab</text:span></text:p>
      <text:p text:style-name="P59"><text:span text:style-name="T21">2</text:span>. The <text:span text:style-name="T21">system displays all the products</text:span></text:p>
      <text:p text:style-name="P132">3. Exit</text:p>
      <text:p text:style-name="P132"/>
      <text:p text:style-name="P147">Use Case #<text:span text:style-name="T20">14</text:span></text:p>
      <text:p text:style-name="P38">Name: <text:span text:style-name="T19">View Customers</text:span></text:p>
      <text:p text:style-name="P38">Actor: Admin</text:p>
      <text:p text:style-name="P59">Pre-condition: The admin is in the admin dashboard</text:p>
      <text:p text:style-name="P59">Post-Condition: <text:span text:style-name="T21">All the customers will be displayed</text:span></text:p>
      <text:p text:style-name="P59">Main Course:</text:p>
      <text:p text:style-name="P59"><text:span text:style-name="T21">1</text:span>. The admin clicks the <text:span text:style-name="T21">view products tab</text:span></text:p>
      <text:p text:style-name="P59"><text:span text:style-name="T21">2</text:span>. The <text:span text:style-name="T21">system displays all the products</text:span></text:p>
      <text:p text:style-name="P132">3. Exit</text:p>
      <text:p text:style-name="P132"/>
      <text:p text:style-name="P147">Use Case #<text:span text:style-name="T20">15</text:span></text:p>
      <text:p text:style-name="P38"><text:span text:style-name="T20">Name: </text:span>View Sales Report</text:p>
      <text:p text:style-name="P38">Actor: Admin</text:p>
      <text:p text:style-name="P59">Pre-condition: The admin is in the admin dashboard</text:p>
      <text:p text:style-name="P59">Post-Condition: <text:span text:style-name="T21">All the sales reports will be displayed</text:span></text:p>
      <text:p text:style-name="P59">Main Course:</text:p>
      <text:p text:style-name="P59"><text:span text:style-name="T21">1</text:span>. The admin clicks the <text:span text:style-name="T21">view sales report tab</text:span></text:p>
      <text:p text:style-name="P59"><text:span text:style-name="T21">2</text:span>. The <text:span text:style-name="T21">system displays all the products</text:span></text:p>
      <text:p text:style-name="P96">3. Exit</text:p>
      <text:p text:style-name="P17"/>
      <text:p text:style-name="P21">Use Case #<text:span text:style-name="T36">16</text:span></text:p>
      <text:p text:style-name="P11"><text:span text:style-name="T20">N</text:span>ame: <text:span text:style-name="T14">Filter products </text:span></text:p>
      <text:p text:style-name="P11">Actor: customer</text:p>
      <text:p text:style-name="P11">Pre-<text:span text:style-name="T1">c</text:span>ondition: The customer is in the <text:span text:style-name="T14">category page</text:span></text:p>
      <text:p text:style-name="P11"><text:soft-page-break/>Post-<text:span text:style-name="T1">c</text:span>ondition: The <text:span text:style-name="T15">products filtered by category is shown</text:span></text:p>
      <text:p text:style-name="P11">Main Course:</text:p>
      <text:list xml:id="list1155524740728317723" text:style-name="L7">
        <text:list-item>
          <text:p text:style-name="P56">The customer clicks a category and chooses the subcategory for the product he/she likes</text:p>
        </text:list-item>
        <text:list-item>
          <text:p text:style-name="P65">The system will automatically show the filtered products inside the category</text:p>
        </text:list-item>
        <text:list-item>
          <text:p text:style-name="P66">Exit</text:p>
        </text:list-item>
      </text:list>
      <text:p text:style-name="P1"/>
      <text:p text:style-name="P21">Use Case #<text:span text:style-name="T36">17</text:span></text:p>
      <text:p text:style-name="P10"><text:span text:style-name="T20">N</text:span>ame: <text:span text:style-name="T1">Product Social Sharing</text:span></text:p>
      <text:p text:style-name="P10">Actor: customer</text:p>
      <text:p text:style-name="P10">Pre-<text:span text:style-name="T1">c</text:span>ondition: The customer is in the page of the product</text:p>
      <text:p text:style-name="P10">Post-<text:span text:style-name="T1">c</text:span>ondition: The product will be shared on the <text:span text:style-name="T12">social media platform where the customer had chosen.</text:span></text:p>
      <text:p text:style-name="P10">Main Course:</text:p>
      <text:list xml:id="list170204094695059" text:continue-numbering="true" text:style-name="L7">
        <text:list-item>
          <text:p text:style-name="P57">The customer clicks the icon of the desired social media site</text:p>
        </text:list-item>
        <text:list-item>
          <text:p text:style-name="P61"><text:s/><text:span text:style-name="T12">System will redirect the customer to that particular site.</text:span></text:p>
        </text:list-item>
        <text:list-item>
          <text:p text:style-name="P67">The product is shared</text:p>
        </text:list-item>
        <text:list-item>
          <text:p text:style-name="P67">Exit </text:p>
          <text:p text:style-name="P67"/>
        </text:list-item>
      </text:list>
      <text:p text:style-name="P21">Use Case #<text:span text:style-name="T36">18</text:span></text:p>
      <text:p text:style-name="P12"><text:span text:style-name="T20">N</text:span>ame: Add to Wishlist</text:p>
      <text:p text:style-name="P12">Actor: customer</text:p>
      <text:p text:style-name="P12">Pre-Condition: The customer is logged in and is on the product page</text:p>
      <text:p text:style-name="P12">Post-Condition: The specified product will be added to his/her wishlist</text:p>
      <text:p text:style-name="P12">Main Course:</text:p>
      <text:p text:style-name="P12">1. The customer clicks the heart icon on the product page</text:p>
      <text:p text:style-name="P12">Exception: If the product is already in the customer’s wishlist, show error. Exit</text:p>
      <text:p text:style-name="P12">2. The specified product will be reflected on the customer's wishlist</text:p>
      <text:p text:style-name="P2">3. Exit</text:p>
      <text:p text:style-name="P21"/>
      <text:p text:style-name="P22">Use Case #<text:span text:style-name="T36">19</text:span></text:p>
      <text:p text:style-name="P5">Name: Search Product</text:p>
      <text:p text:style-name="P5">Actor: customer</text:p>
      <text:p text:style-name="P70">Pre-Condition: The customer is logged in and is on the store page</text:p>
      <text:p text:style-name="P12">Post-Condition: The <text:span text:style-name="T16">searched product is shown</text:span></text:p>
      <text:p text:style-name="P12">Main Course:</text:p>
      <text:p text:style-name="P12">1. The customer <text:span text:style-name="T16">inputs the product name or any product information on the search bar</text:span></text:p>
      <text:p text:style-name="P12">2. <text:span text:style-name="T16">The system checks the information entered by the customer</text:span></text:p>
      <text:p text:style-name="P4">3. The system will show the product that matches the input</text:p>
      <text:p text:style-name="P4">Exception: Nothing matches.</text:p>
      <text:p text:style-name="P6">4. Exit</text:p>
      <text:p text:style-name="P21"/>
      <text:p text:style-name="P21">Use Case #<text:span text:style-name="T36">20</text:span></text:p>
      <text:p text:style-name="P10">ame: <text:span text:style-name="T2">Rate &amp; Add Feedback </text:span></text:p>
      <text:p text:style-name="P10">Actor: customer</text:p>
      <text:p text:style-name="P10">Pre-Condition: The customer is on the product page</text:p>
      <text:p text:style-name="P10">Post-Condition: The feedback will be shown on the feedback portion of the product</text:p>
      <text:p text:style-name="P10"><text:soft-page-break/>Main Course:</text:p>
      <text:p text:style-name="P10">1. The customer clicks the Write a Review button</text:p>
      <text:p text:style-name="P10">2. The customer writes his/her feedback to the form</text:p>
      <text:p text:style-name="P10">Exception: If the number of characters exceed 500, Show error. Exit</text:p>
      <text:p text:style-name="P10">3. The customer's feedback will be recorded in the database and shown on the feedback portion of the produc<text:span text:style-name="T2">t</text:span></text:p>
      <text:p text:style-name="P1">4. Exit</text:p>
      <text:p text:style-name="P21"/>
      <text:p text:style-name="P21">Use Case #<text:span text:style-name="T36">21</text:span></text:p>
      <text:p text:style-name="P10"><text:span text:style-name="T20">N</text:span>ame:<text:span text:style-name="T1">View </text:span>Related Produc<text:span text:style-name="T1">t</text:span></text:p>
      <text:p text:style-name="P10">Actor: <text:span text:style-name="T1">customer</text:span></text:p>
      <text:p text:style-name="P10">Pre-<text:span text:style-name="T1">c</text:span>ondition: The Tags of the product has similar products</text:p>
      <text:p text:style-name="P10">Post-<text:span text:style-name="T1">c</text:span>ondition: Products with similar tags will be shown on the product's page</text:p>
      <text:p text:style-name="P10">Main Course:</text:p>
      <text:p text:style-name="P10">1. The customer has clicked on the product and is on the product page</text:p>
      <text:p text:style-name="P10">2. Products with the same tags will be shown in the related products portion of the page</text:p>
      <text:p text:style-name="P1">3. Exit</text:p>
      <text:p text:style-name="P3"/>
      <text:p text:style-name="P113">Test Case <text:span text:style-name="T37">#6 </text:span></text:p>
      <text:p text:style-name="P98">Scenario: <text:span text:style-name="T38">View Orders</text:span></text:p>
      <text:p text:style-name="P102">Given <text:span text:style-name="T39">a customer who successfully made an order in the store page, </text:span></text:p>
      <text:p text:style-name="P100">And the customer is logged in the customer dashboard, <text:s/></text:p>
      <text:p text:style-name="P100">When the customer clicks on “My Orders”, </text:p>
      <text:p text:style-name="P100">Then the customer should the order he made in the order list. </text:p>
      <text:p text:style-name="P122"/>
      <text:p text:style-name="P123">Test Case #<text:span text:style-name="T36">7</text:span> </text:p>
      <text:p text:style-name="P103">Scenario: <text:span text:style-name="T40">View Wishlist</text:span></text:p>
      <text:p text:style-name="P104">Given a customer who is logged in, </text:p>
      <text:p text:style-name="P104">When the customer clicks on “<text:span text:style-name="T41">My Wishlist</text:span>” <text:span text:style-name="T41">link</text:span>,</text:p>
      <text:p text:style-name="P104">Then the <text:span text:style-name="T42">customer's wishlist items should show up in the table</text:span></text:p>
      <text:p text:style-name="P105"/>
      <text:p text:style-name="P124">Test Case #<text:span text:style-name="T36">7.1</text:span> </text:p>
      <text:p text:style-name="P106">Scenario: View Wishlist – No wishlist items </text:p>
      <text:p text:style-name="P106">Given a customer,</text:p>
      <text:p text:style-name="P106">And the customer is logged in the customer dashboard,</text:p>
      <text:p text:style-name="P107">When the customer clicks on “My Wishlist” link, </text:p>
      <text:p text:style-name="P107">Then a message should appear on the screen saying that “No items has been added to wishlist”</text:p>
      <text:p text:style-name="P107"/>
      <text:p text:style-name="P125">Test Case #<text:span text:style-name="T36">8</text:span></text:p>
      <text:p text:style-name="P108">Scenario: View Reviews</text:p>
      <text:p text:style-name="P109">Given a customer</text:p>
      <text:p text:style-name="P109">And the customer is logged in the customer dashboard</text:p>
      <text:p text:style-name="P109">When the customer clicks on “View Reviews” link,</text:p>
      <text:p text:style-name="P109">And the customer has submitted a review for a product he bought</text:p>
      <text:p text:style-name="P109"><text:soft-page-break/>Then the review should appear on the table</text:p>
      <text:p text:style-name="P109"/>
      <text:p text:style-name="P125">Test Case #<text:span text:style-name="T36">9</text:span> </text:p>
      <text:p text:style-name="P125"><text:span text:style-name="T2">Scenario: Re-order products</text:span></text:p>
      <text:p text:style-name="P110">Given a customer</text:p>
      <text:p text:style-name="P110">And the customer is logged in the customer dashboard</text:p>
      <text:p text:style-name="P110">When the customer clicks on “View orders” link, </text:p>
      <text:p text:style-name="P110">And the customer clicks on a product in the Orders page,</text:p>
      <text:p text:style-name="P110">And the customer inputs a quantity to reorder, </text:p>
      <text:p text:style-name="P110">And the customer <text:span text:style-name="T44">clicks on “Re-order” button</text:span></text:p>
      <text:p text:style-name="P111">Then the product should appear on his cart</text:p>
      <text:p text:style-name="P126"/>
      <text:p text:style-name="P125">Test Case #<text:span text:style-name="T36">10</text:span></text:p>
      <text:p text:style-name="P108">Scenario: Update profile settings</text:p>
      <text:p text:style-name="P101">Given a customer,</text:p>
      <text:p text:style-name="P101">And the customer is registered and logged in the system,</text:p>
      <text:p text:style-name="P101">When the customer clicks on “Update Profile Settings”,</text:p>
      <text:p text:style-name="P101">And the customer clicks on “Edit Profile”,</text:p>
      <text:p text:style-name="P101">And the customer updates the form fields,</text:p>
      <text:p text:style-name="P101">And the customer clicks on submit,</text:p>
      <text:p text:style-name="P101">Then the customer's profile should be updated</text:p>
      <text:p text:style-name="P101"/>
      <text:p text:style-name="P97"/>
      <text:p text:style-name="P25">Test Case #<text:span text:style-name="T36">11</text:span></text:p>
      <text:p text:style-name="P31">Scenario: <text:span text:style-name="T19">View customer orders</text:span></text:p>
      <text:p text:style-name="P31">Given a customer</text:p>
      <text:p text:style-name="P31">And the products that the customer ordered</text:p>
      <text:p text:style-name="P31">And the admin is in the admin dashboar</text:p>
      <text:p text:style-name="P31">When the admin clicks the view customer orders tab</text:p>
      <text:p text:style-name="P31">Then the list of customer orders is displayed</text:p>
      <text:p text:style-name="P32"/>
      <text:p text:style-name="P25">Test Case #<text:span text:style-name="T36">12</text:span></text:p>
      <text:p text:style-name="P31">Scenario: <text:span text:style-name="T19">Add products</text:span></text:p>
      <text:p text:style-name="P31">Given a product details</text:p>
      <text:p text:style-name="P31">And the admin is in the admin dashboard</text:p>
      <text:p text:style-name="P31">When the admin clicks the add product tab</text:p>
      <text:p text:style-name="P31">Then the product is added</text:p>
      <text:p text:style-name="P31"/>
      <text:p text:style-name="P25"><text:soft-page-break/>Test Case #<text:span text:style-name="T36">13</text:span></text:p>
      <text:p text:style-name="P31">Scenario: <text:span text:style-name="T19">View products</text:span></text:p>
      <text:p text:style-name="P31">Given the products</text:p>
      <text:p text:style-name="P31">And the admin is in the admin dashboard</text:p>
      <text:p text:style-name="P31">When the admin clicks the view products tab</text:p>
      <text:p text:style-name="P31">Then the list of products is displayed</text:p>
      <text:p text:style-name="P31"/>
      <text:p text:style-name="P25">Test Case #1<text:span text:style-name="T36">4</text:span></text:p>
      <text:p text:style-name="P31">Scenario: <text:span text:style-name="T19">View Customers</text:span></text:p>
      <text:p text:style-name="P31">Given the customers</text:p>
      <text:p text:style-name="P31">And the admin is in the admin dashboard</text:p>
      <text:p text:style-name="P31">When the admin clicks the view customers tab</text:p>
      <text:p text:style-name="P31">Then the list of customers is displayed</text:p>
      <text:p text:style-name="P31"/>
      <text:p text:style-name="P25">Test Case #1<text:span text:style-name="T36">5</text:span></text:p>
      <text:p text:style-name="P31">Scenario: <text:span text:style-name="T19">View Sales Report</text:span></text:p>
      <text:p text:style-name="P31">Given the list of products sold</text:p>
      <text:p text:style-name="P31">And the admin is in the admin dashboar<text:span text:style-name="T36">d</text:span></text:p>
      <text:p text:style-name="P31">When the admin clicks the view sales report tab</text:p>
      <text:p text:style-name="P31">Then the sales report is displayed</text:p>
      <text:p text:style-name="P25"/>
      <text:p text:style-name="P96"/>
      <text:p text:style-name="P136">Test Case #1<text:span text:style-name="T36">6</text:span></text:p>
      <text:p text:style-name="P98">Scenario: <text:span text:style-name="T17">Filter Products</text:span></text:p>
      <text:p text:style-name="P99">Given the categories of products</text:p>
      <text:p text:style-name="P99">And the customer is in the category page</text:p>
      <text:p text:style-name="P99">When the customer clicks a category</text:p>
      <text:p text:style-name="P99">Then <text:span text:style-name="T18">the system will show the filtered products inside the selected category</text:span></text:p>
      <text:p text:style-name="P100"/>
      <text:p text:style-name="P136">Test Case #<text:span text:style-name="T36">17</text:span></text:p>
      <text:p text:style-name="P140">Scenario: Product Social Sharing</text:p>
      <text:p text:style-name="P140">Given the product </text:p>
      <text:p text:style-name="P140">And the customer is in the product page</text:p>
      <text:p text:style-name="P140">When the customer clicks the social media site icon</text:p>
      <text:p text:style-name="P140"><text:soft-page-break/>Then the customer will redirected to that site </text:p>
      <text:p text:style-name="P140">And the product is shared</text:p>
      <text:p text:style-name="P140"/>
      <text:p text:style-name="P136">Test Case #<text:span text:style-name="T36">18</text:span></text:p>
      <text:p text:style-name="P142"><text:span text:style-name="T17">Scenario: </text:span>Add to Wishlist</text:p>
      <text:p text:style-name="P142"><text:span text:style-name="T17">Given the product</text:span> </text:p>
      <text:p text:style-name="P140">And the customer is on the product page</text:p>
      <text:p text:style-name="P140">When the customer clicks the add to wishlist button</text:p>
      <text:p text:style-name="P140">Then the product will be added on the customer's wishlist</text:p>
      <text:p text:style-name="P136"/>
      <text:p text:style-name="P136">Test Case #<text:span text:style-name="T36">19</text:span></text:p>
      <text:p text:style-name="P138"><text:span text:style-name="T17">Scenario: </text:span>Search Product</text:p>
      <text:p text:style-name="P140">Given the product exists</text:p>
      <text:p text:style-name="P140">And the customer is on the store page</text:p>
      <text:p text:style-name="P140">When the customer enters some product information in the search bar</text:p>
      <text:p text:style-name="P140">Then the customer can view the product he/she searched</text:p>
      <text:p text:style-name="P136"/>
      <text:p text:style-name="P136">Test Case #<text:span text:style-name="T36">20</text:span></text:p>
      <text:p text:style-name="P138"><text:span text:style-name="T17">Scenario: Add</text:span> Feedback</text:p>
      <text:p text:style-name="P145">Given a product with details ,</text:p>
      <text:p text:style-name="P140">And customer is in the product page</text:p>
      <text:p text:style-name="P138"><text:span text:style-name="T17">When the customer</text:span> <text:span text:style-name="T17">fills up the form successfully,</text:span></text:p>
      <text:p text:style-name="P140">And clicks the submit button</text:p>
      <text:p text:style-name="P140">Then the feedback will be posted on the feedback portion of the product page</text:p>
      <text:p text:style-name="P140"/>
      <text:p text:style-name="P136">Test Case #<text:span text:style-name="T36">21</text:span></text:p>
      <text:p text:style-name="P140"><text:span text:style-name="T18">Scenario: View </text:span>Related Product</text:p>
      <text:p text:style-name="P141">Given a product <text:s/>detail</text:p>
      <text:p text:style-name="P141">And the customer is in the product page</text:p>
      <text:p text:style-name="P141">When the customer clicks on a product</text:p>
      <text:p text:style-name="P141">Then the system will generate the related products</text:p>
      <text:p text:style-name="P1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3Level0" style:family="text">
      <style:text-properties style:text-underline-style="none" fo:font-weight="bold" style:font-weight-asian="bold" style:font-weight-complex="bold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3">
      <text:list-level-style-number text:level="1" text:style-name="List3Level0" style:num-suffix="." style:num-format="1">
        <style:list-level-properties text:space-before="0.25in" text:min-label-width="0.25in"/>
      </text:list-level-style-number>
      <text:list-level-style-number text:level="2" text:style-name="List3Level1" style:num-suffix="." style:num-format="a">
        <style:list-level-properties text:space-before="0.75in" text:min-label-width="0.25in"/>
      </text:list-level-style-number>
      <text:list-level-style-number text:level="3" text:style-name="List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3Level3" style:num-suffix="." style:num-format="1">
        <style:list-level-properties text:space-before="1.75in" text:min-label-width="0.25in"/>
      </text:list-level-style-number>
      <text:list-level-style-number text:level="5" text:style-name="List3Level4" style:num-suffix="." style:num-format="a">
        <style:list-level-properties text:space-before="2.25in" text:min-label-width="0.25in"/>
      </text:list-level-style-number>
      <text:list-level-style-number text:level="6" text:style-name="List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3Level6" style:num-suffix="." style:num-format="1">
        <style:list-level-properties text:space-before="3.25in" text:min-label-width="0.25in"/>
      </text:list-level-style-number>
      <text:list-level-style-number text:level="8" text:style-name="List3Level7" style:num-suffix="." style:num-format="a">
        <style:list-level-properties text:space-before="3.75in" text:min-label-width="0.25in"/>
      </text:list-level-style-number>
      <text:list-level-style-number text:level="9" text:style-name="List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number text:level="1" text:style-name="List12Level0" style:num-suffix="." style:num-format="1">
        <style:list-level-properties text:space-before="0.25in" text:min-label-width="0.25in"/>
      </text:list-level-style-number>
      <text:list-level-style-number text:level="2" text:style-name="List12Level1" style:num-suffix="." style:num-format="a">
        <style:list-level-properties text:space-before="0.75in" text:min-label-width="0.25in"/>
      </text:list-level-style-number>
      <text:list-level-style-number text:level="3" text:style-name="List12Level2" style:num-suffix="." style:num-format="i">
        <style:list-level-properties text:space-before="1.3748in" text:min-label-width="0.1252in"/>
      </text:list-level-style-number>
      <text:list-level-style-number text:level="4" text:style-name="List12Level3" style:num-suffix="." style:num-format="1">
        <style:list-level-properties text:space-before="1.75in" text:min-label-width="0.25in"/>
      </text:list-level-style-number>
      <text:list-level-style-number text:level="5" text:style-name="List12Level4" style:num-suffix="." style:num-format="a">
        <style:list-level-properties text:space-before="2.25in" text:min-label-width="0.25in"/>
      </text:list-level-style-number>
      <text:list-level-style-number text:level="6" text:style-name="List12Level5" style:num-suffix="." style:num-format="i">
        <style:list-level-properties text:space-before="2.8748in" text:min-label-width="0.1252in"/>
      </text:list-level-style-number>
      <text:list-level-style-number text:level="7" text:style-name="List12Level6" style:num-suffix="." style:num-format="1">
        <style:list-level-properties text:space-before="3.25in" text:min-label-width="0.25in"/>
      </text:list-level-style-number>
      <text:list-level-style-number text:level="8" text:style-name="List12Level7" style:num-suffix="." style:num-format="a">
        <style:list-level-properties text:space-before="3.75in" text:min-label-width="0.25in"/>
      </text:list-level-style-number>
      <text:list-level-style-number text:level="9" text:style-name="List12Level8" style:num-suffix="." style:num-format="i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6T10:05:23.854602785</meta:creation-date>
    <meta:generator>LibreOffice/4.2.8.2$Linux_X86_64 LibreOffice_project/420m0$Build-2</meta:generator>
    <dc:date>2016-02-09T17:02:01.838598336</dc:date>
    <meta:editing-duration>PT2H51M8S</meta:editing-duration>
    <meta:editing-cycles>5</meta:editing-cycles>
    <meta:document-statistic meta:table-count="0" meta:image-count="0" meta:object-count="0" meta:page-count="11" meta:paragraph-count="384" meta:word-count="2575" meta:character-count="14275" meta:non-whitespace-character-count="12134"/>
  </office:meta>
</office:document-meta>
</file>